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591cm" fo:min-width="4.0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67cm" fo:min-width="4.0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312cm"/>
    </style:style>
    <style:style style:name="pr1" style:family="presentation" style:parent-style-name="Default-outline1">
      <style:graphic-properties draw:auto-grow-height="true" fo:min-height="15.963cm"/>
    </style:style>
    <style:style style:name="pr2" style:family="presentation" style:parent-style-name="Default-title">
      <style:graphic-properties draw:auto-grow-height="true" fo:min-height="1.06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auto-grow-height="true" fo:min-height="1.993cm"/>
    </style:style>
    <style:style style:name="pr5" style:family="presentation" style:parent-style-name="Default-outline1">
      <style:graphic-properties draw:auto-grow-height="true" fo:min-height="1.485cm"/>
    </style:style>
    <style:style style:name="P1" style:family="paragraph">
      <style:paragraph-properties fo:margin-top="0.508cm" fo:margin-bottom="0.508cm"/>
    </style:style>
    <style:style style:name="P2" style:family="paragraph">
      <style:text-properties fo:color="#000000" fo:font-style="normal" style:font-style-asian="normal" style:font-style-complex="normal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color="#000080" fo:font-family="Skia" style:font-pitch="variable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1.27cm" fo:margin-right="0cm" fo:margin-top="0.762cm" fo:margin-bottom="0.203cm" fo:text-indent="0cm"/>
    </style:style>
    <style:style style:name="P7" style:family="paragraph">
      <style:paragraph-properties fo:margin-left="1.27cm" fo:margin-right="0cm" fo:margin-top="0cm" fo:margin-bottom="0.203cm" fo:text-indent="0cm"/>
    </style:style>
    <style:style style:name="P8" style:family="paragraph">
      <style:paragraph-properties fo:margin-left="1.27cm" fo:margin-right="0cm" fo:margin-top="0.762cm" fo:margin-bottom="0.305cm" fo:text-indent="0cm"/>
    </style:style>
    <style:style style:name="P9" style:family="paragraph">
      <style:paragraph-properties fo:margin-left="1.27cm" fo:margin-right="0cm" fo:margin-top="0cm" fo:margin-bottom="0.305cm" fo:text-indent="0cm"/>
    </style:style>
    <style:style style:name="P10" style:family="paragraph">
      <style:paragraph-properties fo:margin-left="1.27cm" fo:margin-right="0cm" fo:text-indent="0cm"/>
    </style:style>
    <style:style style:name="P11" style:family="paragraph">
      <style:text-properties fo:font-family="Helvetica" style:font-family-generic="swiss" style:font-pitch="variable" fo:font-size="18pt"/>
    </style:style>
    <style:style style:name="P12" style:family="paragraph">
      <style:paragraph-properties fo:margin-left="1.27cm" fo:margin-right="0cm" fo:margin-top="0cm" fo:margin-bottom="0.152cm" fo:text-indent="0cm"/>
    </style:style>
    <style:style style:name="P13" style:family="paragraph">
      <style:paragraph-properties fo:margin-left="1.27cm" fo:margin-right="0cm" fo:margin-top="0.356cm" fo:margin-bottom="0.152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left="1.27cm" fo:margin-right="0cm" fo:margin-top="0cm" fo:margin-bottom="0.254cm" fo:text-indent="0cm"/>
    </style:style>
    <style:style style:name="P16" style:family="paragraph">
      <style:paragraph-properties fo:margin-top="0.762cm" fo:margin-bottom="0.508cm"/>
    </style:style>
    <style:style style:name="P17" style:family="paragraph">
      <style:paragraph-properties fo:margin-left="1.27cm" fo:margin-right="0cm" fo:margin-top="0.508cm" fo:margin-bottom="0.203cm" fo:text-indent="0cm"/>
    </style:style>
    <style:style style:name="P18" style:family="paragraph">
      <style:paragraph-properties fo:margin-top="0cm" fo:margin-bottom="0.203cm"/>
    </style:style>
    <style:style style:name="P19" style:family="paragraph">
      <style:paragraph-properties fo:margin-top="0.66cm" fo:margin-bottom="0.508cm"/>
    </style:style>
    <style:style style:name="P20" style:family="paragraph">
      <style:paragraph-properties fo:margin-top="0.508cm" fo:margin-bottom="0.305cm"/>
    </style:style>
    <style:style style:name="P21" style:family="paragraph">
      <style:paragraph-properties fo:margin-left="0cm" fo:margin-right="0cm" fo:margin-top="0.406cm" fo:margin-bottom="0.203cm" fo:text-indent="0cm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30pt" fo:font-style="normal" style:font-size-asian="30pt" style:font-style-asian="normal" style:font-size-complex="30pt" style:font-style-complex="normal"/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paragraph-properties fo:margin-top="0.508cm" fo:margin-bottom="0cm"/>
    </style:style>
    <style:style style:name="P27" style:family="paragraph">
      <style:paragraph-properties fo:margin-top="0.254cm" fo:margin-bottom="0cm"/>
    </style:style>
    <style:style style:name="P28" style:family="paragraph">
      <style:paragraph-properties fo:text-align="start"/>
      <style:text-properties fo:color="#000000" fo:font-size="32pt" fo:font-style="normal" style:font-size-asian="32pt" style:font-style-asian="normal" style:font-size-complex="32pt" style:font-style-complex="normal"/>
    </style:style>
    <style:style style:name="P29" style:family="paragraph">
      <style:text-properties fo:font-size="18pt"/>
    </style:style>
    <style:style style:name="P30" style:family="paragraph">
      <style:text-properties fo:font-family="Georgia" style:font-family-generic="roman" style:font-pitch="variable" fo:font-size="32pt" style:font-size-asian="32pt" style:font-size-complex="32pt"/>
    </style:style>
    <style:style style:name="P31" style:family="paragraph">
      <style:paragraph-properties fo:margin-left="1.27cm" fo:margin-right="0cm" fo:margin-top="0.61cm" fo:margin-bottom="0.102cm" fo:text-indent="0cm"/>
      <style:text-properties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13.6000003814697pt"/>
    </style:style>
    <style:style style:name="P32" style:family="paragraph">
      <style:paragraph-properties fo:margin-left="1.27cm" fo:margin-right="0cm" fo:margin-top="0cm" fo:margin-bottom="0.102cm" fo:text-indent="0cm"/>
      <style:text-properties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13.6000003814697pt"/>
    </style:style>
    <style:style style:name="P33" style:family="paragraph">
      <style:paragraph-properties fo:margin-left="1.27cm" fo:margin-right="0cm" fo:margin-top="0.66cm" fo:margin-bottom="0.102cm" fo:text-indent="0cm"/>
      <style:text-properties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13.6000003814697pt"/>
    </style:style>
    <style:style style:name="P34" style:family="paragraph">
      <style:paragraph-properties fo:margin-left="1.27cm" fo:margin-right="0cm" fo:margin-top="0.61cm" fo:margin-bottom="0.102cm" fo:text-indent="0cm"/>
      <style:text-properties fo:color="#80000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13.6000003814697pt"/>
    </style:style>
    <style:style style:name="P35" style:family="paragraph">
      <style:paragraph-properties fo:margin-left="1.27cm" fo:margin-right="0cm" fo:margin-top="0.61cm" fo:margin-bottom="0.102cm" fo:text-indent="0cm"/>
    </style:style>
    <style:style style:name="P36" style:family="paragraph">
      <style:paragraph-properties fo:margin-left="1.27cm" fo:margin-right="0cm" fo:margin-top="0cm" fo:margin-bottom="0.102cm" fo:text-indent="0cm"/>
    </style:style>
    <style:style style:name="P37" style:family="paragraph">
      <style:paragraph-properties fo:margin-left="1.27cm" fo:margin-right="0cm" fo:margin-top="0.66cm" fo:margin-bottom="0.102cm" fo:text-indent="0cm"/>
    </style:style>
    <style:style style:name="P38" style:family="paragraph">
      <style:paragraph-properties fo:margin-left="1.27cm" fo:margin-right="0cm" fo:margin-top="1.016cm" fo:margin-bottom="0.102cm" fo:text-indent="0cm"/>
    </style:style>
    <style:style style:name="P39" style:family="paragraph">
      <style:paragraph-properties fo:margin-top="0cm" fo:margin-bottom="0.102cm"/>
    </style:style>
    <style:style style:name="P40" style:family="paragraph">
      <style:paragraph-properties fo:margin-left="1.27cm" fo:margin-right="0cm" fo:margin-top="0.406cm" fo:margin-bottom="0.102cm" fo:text-indent="0cm"/>
    </style:style>
    <style:style style:name="P41" style:family="paragraph">
      <style:paragraph-properties fo:margin-top="0cm" fo:margin-bottom="0.152cm"/>
    </style:style>
    <style:style style:name="P42" style:family="paragraph">
      <style:paragraph-properties fo:margin-left="0cm" fo:margin-right="0cm" fo:margin-top="0.508cm" fo:margin-bottom="0.508cm" fo:text-indent="0cm"/>
    </style:style>
    <style:style style:name="P43" style:family="paragraph">
      <style:paragraph-properties fo:margin-left="1.27cm" fo:margin-right="0cm" fo:margin-top="0.61cm" fo:margin-bottom="0.152cm" fo:text-indent="0cm"/>
    </style:style>
    <style:style style:name="P44" style:family="paragraph">
      <style:paragraph-properties fo:margin-left="0cm" fo:margin-right="0cm" fo:margin-top="0.508cm" fo:margin-bottom="0.152cm" fo:text-indent="0cm"/>
    </style:style>
    <style:style style:name="P45" style:family="paragraph">
      <style:paragraph-properties fo:margin-left="1.27cm" fo:margin-right="0cm" fo:margin-top="0cm" fo:margin-bottom="0.152cm" fo:text-indent="0cm"/>
      <style:text-properties fo:color="#008000" fo:font-family="'Anonymous Pro'" style:font-pitch="variable" fo:font-size="24pt" fo:font-weight="bold" style:font-family-asian="'Anonymous Pro'" style:font-pitch-asian="variable" style:font-size-asian="24pt" style:font-weight-asian="bold" style:font-family-complex="'Anonymous Pro'" style:font-pitch-complex="variable" style:font-size-complex="13.6000003814697pt" style:font-weight-complex="bold"/>
    </style:style>
    <style:style style:name="P46" style:family="paragraph">
      <style:paragraph-properties fo:margin-top="0.508cm" fo:margin-bottom="0.508cm"/>
      <style:text-properties fo:color="#000000" fo:font-family="Georgia" style:font-family-generic="swiss" style:font-pitch="variable" style:font-family-asian="Georgia" style:font-family-generic-asian="swiss" style:font-pitch-asian="variable" style:font-family-complex="Georgia" style:font-family-generic-complex="swiss" style:font-pitch-complex="variable"/>
    </style:style>
    <style:style style:name="P47" style:family="paragraph">
      <style:paragraph-properties fo:margin-left="1.27cm" fo:margin-right="0cm" fo:margin-top="0cm" fo:margin-bottom="0.152cm" fo:text-indent="0cm"/>
      <style:text-properties fo:color="#000000" fo:font-family="'Anonymous Pro'" style:font-pitch="variable" fo:font-size="24pt" fo:font-weight="bold" style:font-family-asian="'Anonymous Pro'" style:font-pitch-asian="variable" style:font-size-asian="24pt" style:font-weight-asian="bold" style:font-family-complex="'Anonymous Pro'" style:font-pitch-complex="variable" style:font-size-complex="13.6000003814697pt" style:font-weight-complex="bold"/>
    </style:style>
    <style:style style:name="P48" style:family="paragraph">
      <style:paragraph-properties fo:margin-top="0.762cm" fo:margin-bottom="0.508cm"/>
      <style:text-properties fo:color="#000000" fo:font-family="Georgia" style:font-family-generic="roman" style:font-pitch="variable" style:font-family-asian="Georgia" style:font-family-generic-asian="roman" style:font-pitch-asian="variable" style:font-family-complex="Georgia" style:font-family-generic-complex="roman" style:font-pitch-complex="variable"/>
    </style:style>
    <style:style style:name="P49" style:family="paragraph">
      <style:text-properties fo:color="#000000"/>
    </style:style>
    <style:style style:name="P50" style:family="paragraph">
      <style:paragraph-properties fo:margin-left="1.27cm" fo:margin-right="0cm" fo:margin-top="0cm" fo:margin-bottom="0.102cm" fo:text-indent="0cm"/>
      <style:text-properties fo:color="#008000" fo:font-family="'Anonymous Pro'" style:font-pitch="variable" fo:font-size="24pt" fo:font-weight="bold" style:font-family-asian="'Anonymous Pro'" style:font-pitch-asian="variable" style:font-size-asian="24pt" style:font-weight-asian="bold" style:font-family-complex="'Anonymous Pro'" style:font-pitch-complex="variable" style:font-size-complex="13.6000003814697pt" style:font-weight-complex="bold"/>
    </style:style>
    <style:style style:name="P51" style:family="paragraph">
      <style:paragraph-properties fo:margin-left="5.08cm" fo:margin-right="0cm" fo:margin-top="1.016cm" fo:margin-bottom="1.016cm" fo:text-align="start" fo:text-indent="0cm"/>
      <style:text-properties fo:color="#000000" fo:font-family="Georgia" style:font-family-generic="swiss" style:font-pitch="variable" style:font-family-asian="Georgia" style:font-family-generic-asian="swiss" style:font-pitch-asian="variable" style:font-family-complex="Georgia" style:font-family-generic-complex="swiss" style:font-pitch-complex="variable"/>
    </style:style>
    <style:style style:name="P52" style:family="paragraph">
      <style:paragraph-properties fo:margin-left="1.27cm" fo:margin-right="0cm" fo:margin-top="0cm" fo:margin-bottom="0.102cm" fo:text-indent="0cm"/>
      <style:text-properties fo:color="#000000" fo:font-family="Georgia" style:font-family-generic="swiss" style:font-pitch="variable" style:font-family-asian="Georgia" style:font-family-generic-asian="swiss" style:font-pitch-asian="variable" style:font-family-complex="Georgia" style:font-family-generic-complex="swiss" style:font-pitch-complex="variable"/>
    </style:style>
    <style:style style:name="P53" style:family="paragraph">
      <style:paragraph-properties fo:margin-left="1.27cm" fo:margin-right="0cm" fo:margin-top="0.762cm" fo:margin-bottom="0.102cm" fo:text-indent="0cm"/>
      <style:text-properties fo:color="#000000" fo:font-family="Georgia" style:font-family-generic="swiss" style:font-pitch="variable" style:font-family-asian="Georgia" style:font-family-generic-asian="swiss" style:font-pitch-asian="variable" style:font-family-complex="Georgia" style:font-family-generic-complex="swiss" style:font-pitch-complex="variable"/>
    </style:style>
    <style:style style:name="P54" style:family="paragraph">
      <style:text-properties fo:color="#000000" fo:font-family="Georgia" style:font-family-generic="swiss" style:font-pitch="variable" fo:font-size="36pt" style:font-family-asian="Georgia" style:font-family-generic-asian="swiss" style:font-pitch-asian="variable" style:font-size-asian="36pt" style:font-family-complex="Georgia" style:font-family-generic-complex="swiss" style:font-pitch-complex="variable" style:font-size-complex="20.3999996185303pt"/>
    </style:style>
    <style:style style:name="P55" style:family="paragraph">
      <style:paragraph-properties fo:text-align="center"/>
      <style:text-properties fo:color="#000000"/>
    </style:style>
    <style:style style:name="T1" style:family="text">
      <style:text-properties fo:color="#000000" fo:font-family="Georgia" style:font-family-generic="swiss" style:font-pitch="variable" fo:font-style="normal" style:font-style-asian="normal" style:font-style-complex="normal"/>
    </style:style>
    <style:style style:name="T2" style:family="text">
      <style:text-properties fo:color="#000080" fo:font-family="Skia" style:font-pitch="variable"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8000" fo:font-family="'Anonymous Pro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6" style:family="text">
      <style:text-properties fo:color="#800080"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8000"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80"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800000"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10" style:family="text">
      <style:text-properties fo:color="#000000" style:text-outline="false" style:text-line-through-style="none" fo:font-family="Georgia" style:font-family-generic="swiss" style:font-pitch="variable" fo:font-size="32pt" fo:font-style="italic" fo:text-shadow="none" style:text-underline-style="none" fo:font-weight="normal" style:letter-kerning="true" style:font-family-asian="Georgia" style:font-family-generic-asian="swiss" style:font-pitch-asian="variable" style:font-size-asian="32pt" style:font-style-asian="italic" style:font-weight-asian="normal" style:font-family-complex="Georgia" style:font-family-generic-complex="swiss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12" style:family="text">
      <style:text-properties fo:color="#800080" fo:font-family="'Anonymous Pro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fo:font-family="Georgia" style:font-family-generic="swiss" style:font-pitch="variable" fo:font-style="italic" style:font-style-asian="italic" style:font-style-complex="italic"/>
    </style:style>
    <style:style style:name="T14" style:family="text">
      <style:text-properties fo:color="#000000" fo:font-family="Georgia" style:font-family-generic="swiss" style:font-pitch="variable" fo:font-size="11pt" fo:font-style="normal" style:font-size-asian="11pt" style:font-style-asian="normal" style:font-size-complex="11pt" style:font-style-complex="normal"/>
    </style:style>
    <style:style style:name="T15" style:family="text">
      <style:text-properties fo:color="#000000" fo:font-family="'Anonymous Pro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family="Helvetica" style:font-family-generic="swiss" style:font-pitch="variable" fo:font-size="18pt"/>
    </style:style>
    <style:style style:name="T17" style:family="text">
      <style:text-properties fo:color="#808080" fo:font-family="'Anonymous Pro'" style:font-pitch="variable" fo:font-size="24pt" fo:font-style="normal" style:font-size-asian="24pt" style:font-style-asian="normal" style:font-size-complex="24pt" style:font-style-complex="normal"/>
    </style:style>
    <style:style style:name="T18" style:family="text">
      <style:text-properties fo:color="#808080" fo:font-family="'Anonymous Pro'" style:font-pitch="variable" fo:font-size="24pt" style:font-size-asian="24pt" style:font-size-complex="24pt"/>
    </style:style>
    <style:style style:name="T19" style:family="text">
      <style:text-properties fo:color="#808080"/>
    </style:style>
    <style:style style:name="T20" style:family="text">
      <style:text-properties fo:color="#808080" fo:font-family="'Anonymous Pro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family="'Anonymous Pro'" style:font-pitch="variable" fo:font-size="24pt" style:font-size-asian="24pt" style:font-size-complex="24pt"/>
    </style:style>
    <style:style style:name="T22" style:family="text">
      <style:text-properties fo:color="#000000" fo:font-family="Georgia" style:font-family-generic="swiss" style:font-pitch="variable"/>
    </style:style>
    <style:style style:name="T23" style:family="text">
      <style:text-properties fo:color="#008000" fo:font-family="'Anonymous Pro'" style:font-pitch="variable" fo:font-size="24pt" fo:font-style="normal" fo:font-weight="bold" style:font-family-asian="'Anonymous Pro'" style:font-pitch-asian="variable" style:font-size-asian="24pt" style:font-style-asian="normal" style:font-weight-asian="bold" style:font-family-complex="'Anonymous Pro'" style:font-pitch-complex="variable" style:font-size-complex="13.6000003814697pt" style:font-style-complex="normal" style:font-weight-complex="bold"/>
    </style:style>
    <style:style style:name="T24" style:family="text">
      <style:text-properties fo:font-family="'Anonymous Pro'" style:font-pitch="variable" fo:font-size="24pt" fo:font-style="normal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25" style:family="text">
      <style:text-properties fo:color="#000080" fo:font-family="'Anonymous Pro'" style:font-pitch="variable" fo:font-size="24pt" fo:font-style="normal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26" style:family="text">
      <style:text-properties fo:color="#008000" fo:font-family="'Anonymous Pro'" style:font-pitch="variable" fo:font-size="24pt" fo:font-style="normal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27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fo:font-family="Georgia" style:font-family-generic="roman" style:font-pitch="variable" fo:font-size="32pt" fo:font-style="normal" fo:text-shadow="none" style:text-underline-style="none" fo:font-weight="normal" style:letter-kerning="true" style:font-family-asian="Georgia" style:font-family-generic-asian="swiss" style:font-pitch-asian="variable" style:font-size-asian="32pt" style:font-style-asian="normal" style:font-weight-asian="normal" style:font-family-complex="Georgi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fo:font-family="Georgia" style:font-family-generic="swiss" style:font-pitch="variable" fo:font-size="31.5pt" fo:font-style="normal" fo:font-weight="normal" style:font-family-asian="Georgia" style:font-family-generic-asian="swiss" style:font-pitch-asian="variable" style:font-size-asian="31.5pt" style:font-style-asian="normal" style:font-weight-asian="normal" style:font-family-complex="Georgia" style:font-family-generic-complex="swiss" style:font-pitch-complex="variable" style:font-size-complex="17.8999996185303pt" style:font-style-complex="normal" style:font-weight-complex="normal"/>
    </style:style>
    <style:style style:name="T30" style:family="text">
      <style:text-properties fo:color="#000000" fo:font-family="Georgia" style:font-family-generic="swiss" style:font-pitch="variable" style:text-underline-style="solid" style:text-underline-width="auto" style:text-underline-color="font-color"/>
    </style:style>
    <style:style style:name="T31" style:family="text">
      <style:text-properties fo:color="#800000" fo:font-family="'Anonymous Pro'" style:font-pitch="variable" fo:font-size="24pt" fo:font-style="normal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32" style:family="text">
      <style:text-properties fo:color="#00000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00008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family="Helvetica" style:font-family-generic="swiss" style:font-pitch="variable" fo:font-size="18pt" fo:font-style="italic" style:font-style-asian="italic" style:font-style-complex="italic"/>
    </style:style>
    <style:style style:name="T35" style:family="text">
      <style:text-properties fo:font-family="Helvetica" style:font-family-generic="swiss" style:font-pitch="variable" fo:font-size="18pt" style:text-underline-style="solid" style:text-underline-width="auto" style:text-underline-color="font-color"/>
    </style:style>
    <style:style style:name="T36" style:family="text">
      <style:text-properties fo:color="#000000" fo:font-family="Georgia" style:font-family-generic="swiss" style:font-pitch="variable" fo:font-size="31pt" style:font-size-asian="31pt" style:font-size-complex="31pt"/>
    </style:style>
    <style:style style:name="T37" style:family="text">
      <style:text-properties fo:color="#000000" fo:font-family="Georgia" style:font-family-generic="swiss" style:font-pitch="variable" fo:font-size="31pt" fo:font-style="italic" style:font-size-asian="31pt" style:font-style-asian="italic" style:font-size-complex="31pt" style:font-style-complex="italic"/>
    </style:style>
    <style:style style:name="T38" style:family="text">
      <style:text-properties fo:color="#000000" fo:font-family="Georgia" style:font-family-generic="swiss" style:font-pitch="variable" fo:font-size="31pt" fo:font-style="normal" style:font-size-asian="31pt" style:font-style-asian="normal" style:font-size-complex="31pt" style:font-style-complex="normal"/>
    </style:style>
    <style:style style:name="T39" style:family="text">
      <style:text-properties fo:color="#000000" fo:font-family="'Anonymous Pro'" style:font-pitch="variable" fo:font-size="24pt" fo:font-style="normal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40" style:family="text">
      <style:text-properties fo:color="#800080" fo:font-family="'Anonymous Pro'" style:font-pitch="variable" fo:font-size="24pt" fo:font-style="normal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41" style:family="text">
      <style:text-properties fo:color="#008000" fo:font-family="'Anonymous Pro'" style:font-pitch="variable" fo:font-size="24pt" fo:font-style="normal" style:text-underline-style="solid" style:text-underline-width="auto" style:text-underline-color="font-color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/>
    </style:style>
    <style:style style:name="T42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style:letter-kerning="true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 style:text-emphasize="none" style:font-relief="none" style:text-overline-style="none" style:text-overline-color="font-color"/>
    </style:style>
    <style:style style:name="T43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13.6000003814697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family="'Anonymous Pro'" style:font-pitch="variable" fo:font-size="11pt" fo:font-style="normal" style:font-size-asian="11pt" style:font-style-asian="normal" style:font-size-complex="11pt" style:font-style-complex="normal"/>
    </style:style>
    <style:style style:name="T45" style:family="text">
      <style:text-properties fo:color="#000000" fo:font-family="'Anonymous Pro'" style:font-pitch="variable" fo:font-size="11pt" fo:font-style="normal" style:font-size-asian="11pt" style:font-style-asian="normal" style:font-size-complex="11pt" style:font-style-complex="normal"/>
    </style:style>
    <style:style style:name="T46" style:family="text">
      <style:text-properties fo:color="#000000" style:text-outline="false" style:text-line-through-style="none" fo:font-family="Georgia" style:font-family-generic="roman" style:font-pitch="variable" fo:font-size="30pt" fo:font-style="normal" fo:text-shadow="none" style:text-underline-style="none" fo:font-weight="normal" style:letter-kerning="true" style:font-family-asian="Georgia" style:font-family-generic-asian="swiss" style:font-pitch-asian="variable" style:font-size-asian="30pt" style:font-style-asian="normal" style:font-weight-asian="normal" style:font-family-complex="Georgia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Georgia" style:font-family-generic="roman" style:font-pitch="variable" fo:font-size="30pt" fo:font-style="italic" fo:text-shadow="none" style:text-underline-style="none" fo:font-weight="normal" style:letter-kerning="true" style:font-family-asian="Georgia" style:font-family-generic-asian="swiss" style:font-pitch-asian="variable" style:font-size-asian="30pt" style:font-style-asian="italic" style:font-weight-asian="normal" style:font-family-complex="Georgia" style:font-family-generic-complex="swiss" style:font-pitch-complex="variable" style:font-size-complex="3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8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8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Georgia" style:font-family-generic="roman" style:font-pitch="variable" fo:font-size="30pt" fo:text-shadow="none" style:text-underline-style="none" fo:font-weight="normal" style:letter-kerning="true" style:font-family-asian="Georgia" style:font-family-generic-asian="swiss" style:font-pitch-asian="variable" style:font-size-asian="30pt" style:font-weight-asian="normal" style:font-family-complex="Georgia" style:font-family-generic-complex="swiss" style:font-pitch-complex="variable" style:font-size-complex="3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80000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bold"/>
    </style:style>
    <style:style style:name="T53" style:family="text">
      <style:text-properties fo:color="#00800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bold"/>
    </style:style>
    <style:style style:name="T54" style:family="text">
      <style:text-properties fo:color="#00000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bold"/>
    </style:style>
    <style:style style:name="T55" style:family="text">
      <style:text-properties fo:color="#80000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color="#008000" fo:font-family="'Anonymous Pr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color="#000000" style:text-outline="false" style:text-line-through-style="none" fo:font-family="Georgia" style:font-family-generic="roman" style:font-pitch="variable" fo:font-size="32pt" fo:text-shadow="none" style:text-underline-style="none" fo:font-weight="normal" style:letter-kerning="true" style:font-family-asian="Georgia" style:font-family-generic-asian="swiss" style:font-pitch-asian="variable" style:font-size-asian="32pt" style:font-weight-asian="normal" style:font-family-complex="Georgia" style:font-family-generic-complex="swiss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Georgia" style:font-family-generic="roman" style:font-pitch="variable" fo:font-size="32pt" fo:font-style="italic" fo:text-shadow="none" style:text-underline-style="none" fo:font-weight="normal" style:letter-kerning="true" style:font-family-asian="Georgia" style:font-family-generic-asian="swiss" style:font-pitch-asian="variable" style:font-size-asian="32pt" style:font-style-asian="italic" style:font-weight-asian="normal" style:font-family-complex="Georgia" style:font-family-generic-complex="swiss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fo:font-family="Georgia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T60" style:family="text">
      <style:text-properties fo:color="#000000" style:text-outline="false" style:text-line-through-style="none" fo:font-family="Georgia" style:font-family-generic="swiss" style:font-pitch="variable" fo:font-size="30pt" fo:font-style="normal" fo:text-shadow="none" style:text-underline-style="none" fo:font-weight="normal" style:letter-kerning="true" style:font-family-asian="Georgia" style:font-family-generic-asian="swiss" style:font-pitch-asian="variable" style:font-size-asian="30pt" style:font-style-asian="normal" style:font-weight-asian="normal" style:font-family-complex="Georgia" style:font-family-generic-complex="swiss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Georgia" style:font-family-generic="swiss" style:font-pitch="variable" fo:font-size="30pt" fo:font-style="italic" fo:text-shadow="none" style:text-underline-style="none" fo:font-weight="normal" style:letter-kerning="true" style:font-family-asian="Georgia" style:font-family-generic-asian="swiss" style:font-pitch-asian="variable" style:font-size-asian="30pt" style:font-style-asian="italic" style:font-weight-asian="normal" style:font-family-complex="Georgia" style:font-family-generic-complex="swiss" style:font-pitch-complex="variable" style:font-size-complex="30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Georgia" style:font-family-generic="swiss" style:font-pitch="variable" fo:font-size="30pt" fo:text-shadow="none" style:text-underline-style="none" fo:font-weight="normal" style:letter-kerning="true" style:font-family-asian="Georgia" style:font-family-generic-asian="swiss" style:font-pitch-asian="variable" style:font-size-asian="30pt" style:font-weight-asian="normal" style:font-family-complex="Georgia" style:font-family-generic-complex="swiss" style:font-pitch-complex="variable" style:font-size-complex="30pt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8pt" style:font-size-asian="18pt" style:font-size-complex="18pt"/>
    </style:style>
    <style:style style:name="T64" style:family="text">
      <style:text-properties fo:color="#008000" fo:font-family="'Anonymous Pro'" style:font-pitch="variable" fo:font-size="24pt" fo:font-weight="bold" style:font-family-asian="'Anonymous Pro'" style:font-pitch-asian="variable" style:font-size-asian="24pt" style:font-weight-asian="bold" style:font-family-complex="'Anonymous Pro'" style:font-pitch-complex="variable" style:font-size-complex="13.6000003814697pt" style:font-weight-complex="bold"/>
    </style:style>
    <style:style style:name="T65" style:family="text">
      <style:text-properties fo:color="#00000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13.6000003814697pt"/>
    </style:style>
    <style:style style:name="T66" style:family="text">
      <style:text-properties fo:color="#80008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13.6000003814697pt"/>
    </style:style>
    <style:style style:name="T67" style:family="text">
      <style:text-properties fo:color="#00000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68" style:family="text">
      <style:text-properties fo:color="#008000" fo:font-family="'Anonymous Pro'" style:font-pitch="variable" fo:font-size="24pt" fo:font-weight="bold" style:font-family-asian="'Anonymous Pro'" style:font-pitch-asian="variable" style:font-size-asian="24pt" style:font-weight-asian="bold" style:font-family-complex="'Anonymous Pro'" style:font-pitch-complex="variable" style:font-size-complex="24pt" style:font-weight-complex="bold"/>
    </style:style>
    <style:style style:name="T69" style:family="text">
      <style:text-properties fo:color="#00008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70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80008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72" style:family="text">
      <style:text-properties fo:color="#00800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73" style:family="text">
      <style:text-properties fo:color="#80000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74" style:family="text">
      <style:text-properties fo:color="#000000" style:text-outline="false" style:text-line-through-style="none" fo:font-family="Georgia" style:font-family-generic="swiss" style:font-pitch="variable" fo:font-size="32pt" fo:text-shadow="none" style:text-underline-style="none" fo:font-weight="normal" style:letter-kerning="true" style:font-family-asian="Georgia" style:font-family-generic-asian="swiss" style:font-pitch-asian="variable" style:font-size-asian="32pt" style:font-weight-asian="normal" style:font-family-complex="Georgia" style:font-family-generic-complex="swiss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style:text-outline="false" style:text-line-through-style="none" fo:font-family="Georgia" style:font-family-generic="swiss" style:font-pitch="variable" fo:font-size="32pt" fo:text-shadow="none" style:text-underline-style="solid" style:text-underline-width="auto" style:text-underline-color="font-color" fo:font-weight="normal" style:letter-kerning="true" style:font-family-asian="Georgia" style:font-family-generic-asian="swiss" style:font-pitch-asian="variable" style:font-size-asian="32pt" style:font-weight-asian="normal" style:font-family-complex="Georgia" style:font-family-generic-complex="swiss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8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fo:font-family="'Anonymous Pro'" style:font-pitch="variable" fo:font-size="24pt" fo:font-weight="normal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/>
    </style:style>
    <style:style style:name="T78" style:family="text">
      <style:text-properties fo:color="#000000" fo:font-family="'Anonymous Pro'" style:font-pitch="variable" fo:font-size="24pt" fo:font-weight="bold" style:font-family-asian="'Anonymous Pro'" style:font-pitch-asian="variable" style:font-size-asian="24pt" style:font-weight-asian="bold" style:font-family-complex="'Anonymous Pro'" style:font-pitch-complex="variable" style:font-size-complex="24pt" style:font-weight-complex="bold"/>
    </style:style>
    <style:style style:name="T79" style:family="text">
      <style:text-properties fo:color="#008000" fo:font-family="'Anonymous Pro'" style:font-pitch="variable" fo:font-size="24pt" fo:font-weight="normal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/>
    </style:style>
    <style:style style:name="T80" style:family="text">
      <style:text-properties fo:color="#000080" fo:font-family="'Anonymous Pro'" style:font-pitch="variable" fo:font-size="24pt" fo:font-weight="normal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/>
    </style:style>
    <style:style style:name="T81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13.6000003814697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color="#000080" style:text-outline="false" style:text-line-through-style="none" fo:font-family="'Anonymous Pro'" style:font-pitch="variable" fo:font-size="24pt" fo:font-style="normal" fo:text-shadow="none" style:text-underline-style="none" style:letter-kerning="true" style:font-family-asian="'Anonymous Pro'" style:font-pitch-asian="variable" style:font-size-asian="24pt" style:font-style-asian="normal" style:font-family-complex="'Anonymous Pro'" style:font-pitch-complex="variable" style:font-size-complex="13.6000003814697pt" style:font-style-complex="normal" style:text-emphasize="none" style:font-relief="none" style:text-overline-style="none" style:text-overline-color="font-color"/>
    </style:style>
    <style:style style:name="T83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8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family="Georgia" style:font-family-generic="roman" style:font-pitch="variable" fo:font-size="32pt" style:font-size-asian="32pt" style:font-size-complex="32pt"/>
    </style:style>
    <style:style style:name="T87" style:family="text">
      <style:text-properties fo:font-family="Georgia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88" style:family="text">
      <style:text-properties fo:color="#808080" style:text-outline="false" style:text-line-through-style="none" fo:font-family="'Anonymous Pro'" style:font-pitch="variable" fo:font-size="24pt" fo:text-shadow="none" style:text-underline-style="none" fo:font-weight="bold" style:letter-kerning="true" style:font-family-asian="'Anonymous Pro'" style:font-pitch-asian="variable" style:font-size-asian="24pt" style:font-weight-asian="bold" style:font-family-complex="'Anonymous Pro'" style:font-pitch-complex="variable" style:font-size-complex="13.6000003814697pt" style:font-weight-complex="bold" style:text-emphasize="none" style:font-relief="none" style:text-overline-style="none" style:text-overline-color="font-color"/>
    </style:style>
    <style:style style:name="T89" style:family="text">
      <style:text-properties fo:color="#80808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13.6000003814697pt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0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Georgia" style:font-family-generic="swiss" style:font-pitch="variable" fo:font-size="32pt" fo:font-style="normal" fo:text-shadow="none" style:text-underline-style="none" fo:font-weight="normal" style:letter-kerning="true" style:font-family-asian="Georgia" style:font-family-generic-asian="swiss" style:font-pitch-asian="variable" style:font-size-asian="32pt" style:font-style-asian="normal" style:font-weight-asian="normal" style:font-family-complex="Georgi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8000" style:text-outline="false" style:text-line-through-style="none" fo:font-family="'Anonymous Pro'" style:font-pitch="variable" fo:font-size="24pt" fo:text-shadow="none" style:text-underline-style="none" fo:font-weight="bold" style:letter-kerning="true" style:font-family-asian="'Anonymous Pro'" style:font-pitch-asian="variable" style:font-size-asian="24pt" style:font-weight-asian="bold" style:font-family-complex="'Anonymous Pro'" style:font-pitch-complex="variable" style:font-size-complex="24pt" style:font-weight-complex="bold" style:text-emphasize="none" style:font-relief="none" style:text-overline-style="none" style:text-overline-color="font-color"/>
    </style:style>
    <style:style style:name="T93" style:family="text">
      <style:text-properties fo:color="#000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94" style:family="text">
      <style:text-properties fo:color="#80008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8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8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97" style:family="text">
      <style:text-properties fo:color="#800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Georgia" style:font-family-generic-asian="swiss" style:font-pitch-asian="variable" style:font-size-asian="24pt" style:font-weight-asian="normal" style:font-family-complex="Georgia" style:font-family-generic-complex="swiss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fo:font-family="Georgia" style:font-family-generic="swiss" style:font-pitch="variable" fo:font-size="32pt" fo:font-style="normal" fo:text-shadow="none" style:text-underline-style="solid" style:text-underline-width="auto" style:text-underline-color="font-color" fo:font-weight="normal" style:letter-kerning="true" style:font-family-asian="Georgia" style:font-family-generic-asian="swiss" style:font-pitch-asian="variable" style:font-size-asian="32pt" style:font-style-asian="normal" style:font-weight-asian="normal" style:font-family-complex="Georgi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13.6000003814697pt" style:font-weight-complex="normal" style:text-emphasize="none" style:font-relief="none" style:text-overline-style="none" style:text-overline-color="font-color"/>
    </style:style>
    <style:style style:name="T100" style:family="text">
      <style:text-properties fo:color="#800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13.6000003814697pt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8000" style:text-outline="false" style:text-line-through-style="none" fo:font-family="'Anonymous Pro'" style:font-pitch="variable" fo:font-size="24pt" fo:text-shadow="none" style:text-underline-style="none" fo:font-weight="bold" style:letter-kerning="true" style:font-family-asian="'Anonymous Pro'" style:font-pitch-asian="variable" style:font-size-asian="24pt" style:font-weight-asian="bold" style:font-family-complex="'Anonymous Pro'" style:font-pitch-complex="variable" style:font-size-complex="13.6000003814697pt" style:font-weight-complex="bold" style:text-emphasize="none" style:font-relief="none" style:text-overline-style="none" style:text-overline-color="font-color"/>
    </style:style>
    <style:style style:name="T102" style:family="text">
      <style:text-properties fo:color="#00800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13.6000003814697pt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8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13.6000003814697pt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0000" style:text-outline="false" style:text-line-through-style="none" fo:font-family="Georgia" style:font-family-generic="swiss" style:font-pitch="variable" fo:font-size="32pt" fo:text-shadow="none" fo:font-weight="normal" style:letter-kerning="true" style:font-family-asian="Georgia" style:font-family-generic-asian="swiss" style:font-pitch-asian="variable" style:font-size-asian="32pt" style:font-weight-asian="normal" style:font-family-complex="Georgia" style:font-family-generic-complex="swiss" style:font-pitch-complex="variable" style:font-size-complex="32pt" style:font-weight-complex="normal" style:text-emphasize="none" style:font-relief="none" style:text-overline-style="none" style:text-overline-color="font-color"/>
    </style:style>
    <style:style style:name="T105" style:family="text">
      <style:text-properties fo:color="#808080" style:text-outline="false" style:text-line-through-style="none" fo:font-family="'Anonymous Pro'" style:font-pitch="variable" fo:font-size="24pt" fo:text-shadow="none" style:text-underline-style="none" fo:font-weight="bold" style:letter-kerning="true" style:font-family-asian="'Anonymous Pro'" style:font-pitch-asian="variable" style:font-size-asian="24pt" style:font-weight-asian="bold" style:font-family-complex="'Anonymous Pro'" style:font-pitch-complex="variable" style:font-size-complex="24pt" style:font-weight-complex="bold" style:text-emphasize="none" style:font-relief="none" style:text-overline-style="none" style:text-overline-color="font-color"/>
    </style:style>
    <style:style style:name="T106" style:family="text">
      <style:text-properties fo:color="#808080" style:text-outline="false" style:text-line-through-style="none" fo:font-family="'Anonymous Pro'" style:font-pitch="variable" fo:font-size="24pt" fo:text-shadow="none" style:text-underline-style="none" fo:font-weight="normal" style:letter-kerning="true" style:font-family-asian="'Anonymous Pro'" style:font-pitch-asian="variable" style:font-size-asian="24pt" style:font-weight-asian="normal" style:font-family-complex="'Anonymous Pro'" style:font-pitch-complex="variable" style:font-size-complex="24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808080"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108" style:family="text">
      <style:text-properties fo:color="#80808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808080" fo:font-family="'Anonymous Pro'" style:font-pitch="variable" fo:font-size="24pt" style:font-size-asian="24pt" style:font-size-complex="24pt"/>
    </style:style>
    <style:style style:name="T110" style:family="text">
      <style:text-properties fo:color="#80808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family="'Anonymous Pro'" style:font-pitch="variable" fo:font-size="24pt" style:font-family-asian="'Anonymous Pro'" style:font-pitch-asian="variable" style:font-size-asian="24pt" style:font-family-complex="'Anonymous Pro'" style:font-pitch-complex="variable" style:font-size-complex="24pt"/>
    </style:style>
    <style:style style:name="T112" style:family="text">
      <style:text-properties fo:font-family="'Anonymous Pro'" style:font-pitch="variable" fo:font-size="24pt" style:font-size-asian="24pt" style:font-size-complex="24pt"/>
    </style:style>
    <style:style style:name="T113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text-outline="false" style:text-line-through-style="none" fo:font-family="'Anonymous Pro'" style:font-pitch="variable" fo:font-size="24pt" fo:text-shadow="none" style:text-underline-style="none" style:letter-kerning="true" style:font-family-asian="'Anonymous Pro'" style:font-pitch-asian="variable" style:font-size-asian="24pt" style:font-family-complex="'Anonymous Pro'" style:font-pitch-complex="variable" style:font-size-complex="24pt" style:text-emphasize="none" style:font-relief="none" style:text-overline-style="none" style:text-overline-color="font-color"/>
    </style:style>
    <style:style style:name="T115" style:family="text">
      <style:text-properties fo:color="#800080" style:text-outline="false" style:text-line-through-style="none" fo:font-family="'Anonymous Pro'" style:font-pitch="variable" fo:font-size="24pt" fo:text-shadow="none" style:text-underline-style="none" style:letter-kerning="true" style:font-family-asian="'Anonymous Pro'" style:font-pitch-asian="variable" style:font-size-asian="24pt" style:font-family-complex="'Anonymous Pro'" style:font-pitch-complex="variable" style:font-size-complex="24pt" style:text-emphasize="none" style:font-relief="none" style:text-overline-style="none" style:text-overline-color="font-color"/>
    </style:style>
    <style:style style:name="T116" style:family="text">
      <style:text-properties fo:color="#000080" style:text-outline="false" style:text-line-through-style="none" fo:font-family="'Anonymous Pro'" style:font-pitch="variable" fo:font-size="24pt" fo:text-shadow="none" style:text-underline-style="none" style:letter-kerning="true" style:font-family-asian="'Anonymous Pro'" style:font-pitch-asian="variable" style:font-size-asian="24pt" style:font-family-complex="'Anonymous Pro'" style:font-pitch-complex="variable" style:font-size-complex="24pt" style:text-emphasize="none" style:font-relief="none" style:text-overline-style="none" style:text-overline-color="font-color"/>
    </style:style>
    <style:style style:name="T117" style:family="text">
      <style:text-properties fo:color="#008000" style:text-outline="false" style:text-line-through-style="none" fo:font-family="'Anonymous Pro'" style:font-pitch="variable" fo:font-size="24pt" fo:text-shadow="none" style:text-underline-style="none" style:letter-kerning="true" style:font-family-asian="'Anonymous Pro'" style:font-pitch-asian="variable" style:font-size-asian="24pt" style:font-family-complex="'Anonymous Pro'" style:font-pitch-complex="variable" style:font-size-complex="24pt" style:text-emphasize="none" style:font-relief="none" style:text-overline-style="none" style:text-overline-color="font-color"/>
    </style:style>
    <style:style style:name="T118" style:family="text">
      <style:text-properties fo:color="#008080" style:text-outline="false" style:text-line-through-style="none" fo:font-family="'Anonymous Pro'" style:font-pitch="variable" fo:font-size="24pt" fo:text-shadow="none" style:text-underline-style="none" style:letter-kerning="true" style:font-family-asian="'Anonymous Pro'" style:font-pitch-asian="variable" style:font-size-asian="24pt" style:font-family-complex="'Anonymous Pro'" style:font-pitch-complex="variable" style:font-size-complex="24pt" style:text-emphasize="none" style:font-relief="none" style:text-overline-style="none" style:text-overline-color="font-color"/>
    </style:style>
    <style:style style:name="T119" style:family="text">
      <style:text-properties fo:color="#800000" style:text-outline="false" style:text-line-through-style="none" fo:font-family="'Anonymous Pro'" style:font-pitch="variable" fo:font-size="24pt" fo:text-shadow="none" style:text-underline-style="none" style:letter-kerning="true" style:font-family-asian="'Anonymous Pro'" style:font-pitch-asian="variable" style:font-size-asian="24pt" style:font-family-complex="'Anonymous Pro'" style:font-pitch-complex="variable" style:font-size-complex="24pt" style:text-emphasize="none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fo:font-family="Georgia" style:font-family-generic="swiss" style:font-pitch="variable" fo:font-size="31pt" fo:text-shadow="none" fo:font-weight="normal" style:letter-kerning="true" style:font-family-asian="Georgia" style:font-family-generic-asian="swiss" style:font-pitch-asian="variable" style:font-size-asian="31pt" style:font-weight-asian="normal" style:font-family-complex="Georgia" style:font-family-generic-complex="swiss" style:font-pitch-complex="variable" style:font-size-complex="31pt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fo:font-family="Georgia" style:font-family-generic="roman" style:font-pitch="variable" fo:font-size="31pt" fo:text-shadow="none" style:text-underline-style="none" style:letter-kerning="true" style:font-family-asian="'Anonymous Pro'" style:font-pitch-asian="variable" style:font-size-asian="31pt" style:font-family-complex="'Anonymous Pro'" style:font-pitch-complex="variable" style:font-size-complex="31pt" style:text-emphasize="none" style:font-relief="none" style:text-overline-style="none" style:text-overline-color="font-color"/>
    </style:style>
    <style:style style:name="T122" style:family="text">
      <style:text-properties fo:color="#000000" style:text-outline="false" style:text-line-through-style="none" fo:font-family="Georgia" style:font-family-generic="roman" style:font-pitch="variable" fo:font-size="31pt" fo:font-style="italic" fo:text-shadow="none" style:text-underline-style="none" style:letter-kerning="true" style:font-family-asian="'Anonymous Pro'" style:font-pitch-asian="variable" style:font-size-asian="31pt" style:font-style-asian="italic" style:font-family-complex="'Anonymous Pro'" style:font-pitch-complex="variable" style:font-size-complex="31pt" style:font-style-complex="italic" style:text-emphasize="none" style:font-relief="none" style:text-overline-style="none" style:text-overline-color="font-color"/>
    </style:style>
    <style:style style:name="T123" style:family="text">
      <style:text-properties fo:color="#000000" fo:font-family="Georgia" style:font-family-generic="swiss" style:font-pitch="variable" fo:font-size="30pt" fo:font-style="italic" style:font-size-asian="30pt" style:font-style-asian="italic" style:font-size-complex="30pt" style:font-style-complex="italic"/>
    </style:style>
    <style:style style:name="T124" style:family="text">
      <style:text-properties fo:color="#000000" fo:font-family="Georgia" style:font-family-generic="swiss" style:font-pitch="variable" fo:font-size="30pt" fo:font-style="normal" style:font-size-asian="30pt" style:font-style-asian="normal" style:font-size-complex="30pt" style:font-style-complex="normal"/>
    </style:style>
    <style:style style:name="T125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13.6000003814697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13.6000003814697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000000" style:text-outline="false" style:text-line-through-style="none" fo:font-family="Georgia" style:font-family-generic="roman" style:font-pitch="variable" fo:font-size="30pt" fo:font-style="normal" fo:text-shadow="none" style:text-underline-style="none" fo:font-weight="normal" style:letter-kerning="true" style:font-family-asian="'Anonymous Pro'" style:font-pitch-asian="variable" style:font-size-asian="30pt" style:font-style-asian="normal" style:font-weight-asian="normal" style:font-family-complex="'Anonymous Pro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fo:font-family="Georgia" style:font-family-generic="roman" style:font-pitch="variable" fo:font-size="30pt" fo:font-style="italic" fo:text-shadow="none" style:text-underline-style="none" fo:font-weight="normal" style:letter-kerning="true" style:font-family-asian="'Anonymous Pro'" style:font-pitch-asian="variable" style:font-size-asian="30pt" style:font-style-asian="italic" style:font-weight-asian="normal" style:font-family-complex="'Anonymous Pro'" style:font-pitch-complex="variable" style:font-size-complex="30pt" style:font-style-complex="italic" style:font-weight-complex="normal" style:text-emphasize="none" style:font-relief="none" style:text-overline-style="none" style:text-overline-color="font-color"/>
    </style:style>
    <style:style style:name="T130" style:family="text">
      <style:text-properties fo:color="#80008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8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0000" style:text-outline="false" style:text-line-through-style="none" fo:font-family="Georgia" style:font-family-generic="roman" style:font-pitch="variable" fo:font-size="32pt" fo:font-style="normal" fo:text-shadow="none" style:text-underline-style="none" fo:font-weight="normal" style:letter-kerning="true" style:font-family-asian="'Anonymous Pro'" style:font-pitch-asian="variable" style:font-size-asian="32pt" style:font-style-asian="normal" style:font-weight-asian="normal" style:font-family-complex="'Anonymous Pro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bold" style:letter-kerning="true" style:font-family-asian="'Anonymous Pro'" style:font-pitch-asian="variable" style:font-size-asian="24pt" style:font-style-asian="normal" style:font-weight-asian="bold" style:font-family-complex="'Anonymous Pro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80008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8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8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800000" style:text-outline="false" style:text-line-through-style="none" fo:font-family="'Anonymous Pro'" style:font-pitch="variable" fo:font-size="24pt" fo:font-style="normal" fo:text-shadow="none" style:text-underline-style="none" fo:font-weight="normal" style:letter-kerning="true" style:font-family-asian="'Anonymous Pro'" style:font-pitch-asian="variable" style:font-size-asian="24pt" style:font-style-asian="normal" style:font-weight-asian="normal" style:font-family-complex="'Anonymous Pro'" style:font-pitch-complex="variable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00" fo:font-family="Georgia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42" style:family="text">
      <style:text-properties fo:color="#000000" style:text-outline="false" style:text-line-through-style="none" fo:font-family="Georgia" style:font-family-generic="roman" style:font-pitch="variable" fo:font-size="30pt" fo:font-style="italic" fo:text-shadow="none" style:text-underline-style="none" fo:font-weight="normal" style:letter-kerning="true" style:font-family-asian="'Anonymous Pro'" style:font-pitch-asian="variable" style:font-size-asian="30pt" style:font-style-asian="italic" style:font-weight-asian="normal" style:font-family-complex="'Anonymous Pro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0000" style:text-outline="false" style:text-line-through-style="none" fo:font-family="Georgia" style:font-family-generic="roman" style:font-pitch="variable" fo:font-size="30pt" fo:text-shadow="none" style:text-underline-style="none" fo:font-weight="normal" style:letter-kerning="true" style:font-family-asian="'Anonymous Pro'" style:font-pitch-asian="variable" style:font-size-asian="30pt" style:font-weight-asian="normal" style:font-family-complex="'Anonymous Pro'" style:font-pitch-complex="variable" style:font-size-complex="30pt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0000" style:text-outline="false" style:text-line-through-style="none" fo:font-family="Georgia" style:font-family-generic="swiss" style:font-pitch="variable" fo:font-size="36pt" fo:font-style="normal" fo:text-shadow="none" style:text-underline-style="none" fo:font-weight="normal" style:letter-kerning="true" style:font-family-asian="'Anonymous Pro'" style:font-pitch-asian="variable" style:font-size-asian="36pt" style:font-style-asian="normal" style:font-weight-asian="normal" style:font-family-complex="'Anonymous Pro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0000" style:text-outline="false" style:text-line-through-style="none" fo:font-family="Georgia" style:font-family-generic="swiss" style:font-pitch="variable" fo:font-size="30pt" fo:font-style="normal" fo:text-shadow="none" style:text-underline-style="none" fo:font-weight="normal" style:letter-kerning="true" style:font-family-asian="'Anonymous Pro'" style:font-pitch-asian="variable" style:font-size-asian="30pt" style:font-style-asian="normal" style:font-weight-asian="normal" style:font-family-complex="'Anonymous Pro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2" draw:layer="layout" svg:width="24.5cm" svg:height="15.963cm" svg:x="1.562cm" svg:y="2.781cm" presentation:class="outline" presentation:user-transformed="true">
          <draw:text-box>
            <text:p><text:span text:style-name="T1">This talk discusses lightweight concurrency:</text:span></text:p>
            <text:list text:style-name="L2">
              <text:list-item>
                <text:p><text:span text:style-name="T1">Python 2.2's generators enabled semi-coroutines as a mechanism for scheduling “weightless threads.”</text:span></text:p>
              </text:list-item>
              <text:list-item>
                <text:p text:style-name="P1"><text:span text:style-name="T1">PEP 342 allowed (easier) injection of data into coroutines, and hence made event-driven programming easier.</text:span></text:p>
              </text:list-item>
              <text:list-item>
                <text:p text:style-name="P1"><text:span text:style-name="T1">3rd party libraries are built around coroutines, from older GTasklet and peak.events to the current Greenlet/gevent and Twisted Reactor. </text:span></text:p>
              </text:list-item>
            </text:list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Serial callout_test()" draw:style-name="dp1" draw:master-page-name="Default" presentation:presentation-page-layout-name="AL1T0" xml:id="id2" draw:id="id2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1">For this talk I write a terrible program about a dozen times. <text:s/>This is the serial version:</text:span></text:p>
            <text:p text:style-name="P6"><text:span text:style-name="T4">def</text:span><text:span text:style-name="T5"> </text:span><text:span text:style-name="T6">callout_test</text:span><text:span text:style-name="T5">():</text:span></text:p>
            <text:p text:style-name="P7"><text:span text:style-name="T5"><text:s text:c="4"/></text:span><text:span text:style-name="T5">vowel, consonant, other = </text:span><text:span text:style-name="T7">map</text:span><text:span text:style-name="T5">(</text:span></text:p>
            <text:p text:style-name="P7"><text:span text:style-name="T5"><text:s text:c="10"/></text:span><text:span text:style-name="T5">Counter,[</text:span><text:span text:style-name="T8">'vowel'</text:span><text:span text:style-name="T5">,</text:span><text:span text:style-name="T8">'consonant'</text:span><text:span text:style-name="T5">,</text:span><text:span text:style-name="T8">'other']</text:span><text:span text:style-name="T5">)</text:span></text:p>
            <text:p text:style-name="P7"><text:span text:style-name="T5"><text:s text:c="4"/></text:span><text:span text:style-name="T4">for</text:span><text:span text:style-name="T5"> c </text:span><text:span text:style-name="T4">in</text:span><text:span text:style-name="T5"> BOOK: <text:s text:c="7"/></text:span><text:span text:style-name="T9"># Each letter is an event</text:span></text:p>
            <text:p text:style-name="P7"><text:span text:style-name="T5"><text:s text:c="8"/></text:span><text:span text:style-name="T4">if</text:span><text:span text:style-name="T5"> c </text:span><text:span text:style-name="T4">in</text:span><text:span text:style-name="T5"> </text:span><text:span text:style-name="T8">'aeiouAEIOU':</text:span></text:p>
            <text:p text:style-name="P7"><text:span text:style-name="T8"><text:s text:c="12"/></text:span><text:span text:style-name="T5">vowel(c)</text:span></text:p>
            <text:p text:style-name="P7"><text:span text:style-name="T5"><text:s text:c="8"/></text:span><text:span text:style-name="T4">elif</text:span><text:span text:style-name="T5"> c </text:span><text:span text:style-name="T4">in</text:span><text:span text:style-name="T5"> letters:</text:span></text:p>
            <text:p text:style-name="P7"><text:span text:style-name="T5"><text:s text:c="12"/></text:span><text:span text:style-name="T5">consonant(c)</text:span></text:p>
            <text:p text:style-name="P7"><text:span text:style-name="T5"><text:s text:c="8"/></text:span><text:span text:style-name="T4">else</text:span><text:span text:style-name="T5">:</text:span></text:p>
            <text:p text:style-name="P7"><text:span text:style-name="T5"><text:s text:c="12"/></text:span><text:span text:style-name="T5">other(c)</text:span></text:p>
            <text:p text:style-name="P7"><text:span text:style-name="T5"><text:s text:c="4"/></text:span><text:span text:style-name="T4">return</text:span><text:span text:style-name="T5"> LetterTypes(vowel, consonant, other)</text:span></text:p>
            <text:p text:style-name="P7"><text:span text:style-name="T5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Serial Counter" draw:style-name="dp1" draw:master-page-name="Default" presentation:presentation-page-layout-name="AL1T0" xml:id="id3" draw:id="id3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1">Let us pretend that </text:span><text:span text:style-name="T10">Counter</text:span><text:span text:style-name="T1"> is computationally expensive or uses slow resources like network, DB, filesystem, etc.:</text:span></text:p>
            <text:p text:style-name="P8"><text:span text:style-name="T4">class</text:span><text:span text:style-name="T11"> </text:span><text:span text:style-name="T12">Counter</text:span><text:span text:style-name="T11">(</text:span><text:span text:style-name="T7">object</text:span><text:span text:style-name="T11">):</text:span></text:p>
            <text:p text:style-name="P9"><text:span text:style-name="T11"><text:s text:c="4"/></text:span><text:span text:style-name="T4">def</text:span><text:span text:style-name="T11"> </text:span><text:span text:style-name="T6">__init__</text:span><text:span text:style-name="T11">(</text:span><text:span text:style-name="T7">self</text:span><text:span text:style-name="T11">, name):</text:span></text:p>
            <text:p text:style-name="P9"><text:span text:style-name="T11"><text:s text:c="8"/></text:span><text:span text:style-name="T7">self</text:span><text:span text:style-name="T11">.name = name</text:span></text:p>
            <text:p text:style-name="P9"><text:span text:style-name="T11"><text:s text:c="8"/></text:span><text:span text:style-name="T7">self</text:span><text:span text:style-name="T11">.count = 0</text:span></text:p>
            <text:p text:style-name="P9"><text:span text:style-name="T11"><text:s text:c="4"/></text:span><text:span text:style-name="T4">def</text:span><text:span text:style-name="T11"> </text:span><text:span text:style-name="T6">__call__</text:span><text:span text:style-name="T11">(</text:span><text:span text:style-name="T7">self</text:span><text:span text:style-name="T11">, *args, **kws):</text:span></text:p>
            <text:p text:style-name="P9"><text:span text:style-name="T11"><text:s text:c="8"/></text:span><text:span text:style-name="T7">self</text:span><text:span text:style-name="T11">.count += 1</text:span></text:p>
            <text:p text:style-name="P9"><text:span text:style-name="T11"><text:s text:c="4"/></text:span><text:span text:style-name="T4">def</text:span><text:span text:style-name="T11"> </text:span><text:span text:style-name="T6">__repr__</text:span><text:span text:style-name="T11">(</text:span><text:span text:style-name="T7">self</text:span><text:span text:style-name="T11">):</text:span></text:p>
            <text:p text:style-name="P9"><text:span text:style-name="T11"><text:s text:c="8"/></text:span><text:span text:style-name="T4">return</text:span><text:span text:style-name="T7"> repr</text:span><text:span text:style-name="T11">(</text:span><text:span text:style-name="T7">self</text:span><text:span text:style-name="T11">.count)</text:span></text:p>
            <text:p text:style-name="P9"><text:span text:style-name="T5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yPy performance" draw:style-name="dp1" draw:master-page-name="Default" presentation:presentation-page-layout-name="AL1T0" xml:id="id4" draw:id="id4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1">This amazing fact has little to do with </text:span><text:span text:style-name="T13">this</text:span><text:span text:style-name="T1"> talk:</text:span></text:p>
            <text:p><text:span text:style-name="T14"/></text:p>
            <text:p text:style-name="P10"><text:span text:style-name="T9">%</text:span><text:span text:style-name="T5"> </text:span><text:span text:style-name="T4">python</text:span><text:span text:style-name="T7"> </text:span><text:span text:style-name="T5">switch-callout.py &lt; complete_shakespeare</text:span></text:p>
            <text:p text:style-name="P10"><text:span text:style-name="T5">Count letters with callout to counter object</text:span></text:p>
            <text:p text:style-name="P10"><text:span text:style-name="T5">vowels=1439242 consonants=2365799 others=1785152</text:span></text:p>
            <text:p text:style-name="P10"><text:span text:style-name="T15">Ten runs in 44.092643 seconds</text:span></text:p>
            <text:p text:style-name="P10"><text:span text:style-name="T9">%</text:span><text:span text:style-name="T5"> </text:span><text:span text:style-name="T4">pypy</text:span><text:span text:style-name="T5"> switch-callout.py &lt; complete_shakespeare </text:span></text:p>
            <text:p text:style-name="P10"><text:span text:style-name="T5">Count letters with callout to counter object</text:span></text:p>
            <text:p text:style-name="P10"><text:span text:style-name="T5">vowels=1439242 consonants=2365799 others=1785152</text:span></text:p>
            <text:p text:style-name="P10"><text:span text:style-name="T15">Ten runs in 5.116044 seconds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18.278cm" svg:height="0.886cm" svg:x="0.185cm" svg:y="20.017cm">
          <draw:text-box>
            <text:p><text:span text:style-name="T16">(much less difference if counter is inlined; this is all calling cost)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rofligate Processes" draw:style-name="dp1" draw:master-page-name="Default" presentation:presentation-page-layout-name="AL1T0" xml:id="id5" draw:id="id5">
        <office:forms form:automatic-focus="false" form:apply-design-mode="false"/>
        <draw:frame presentation:style-name="pr1" draw:text-style-name="P2" draw:layer="layout" svg:width="24.892cm" svg:height="16.288cm" svg:x="1.545cm" svg:y="2.58cm" presentation:class="outline" presentation:user-transformed="true">
          <draw:text-box>
            <text:p><text:span text:style-name="T1">Let us make a start at parallelizing the task:</text:span></text:p>
            <text:p text:style-name="P12"><text:span text:style-name="T4">def</text:span><text:span text:style-name="T11"> </text:span><text:span text:style-name="T6">process_test</text:span><text:span text:style-name="T11">():</text:span><text:span text:style-name="T11"><text:line-break/></text:span><text:span text:style-name="T17"> <text:s text:c="3"/>vowel, cons, other = [MCount(name,Value('i',0</text:span><text:span text:style-name="T18">))</text:span><text:span text:style-name="T19"> </text:span></text:p>
            <text:p text:style-name="P12"><text:span text:style-name="T17"><text:s text:c="7"/></text:span><text:span text:style-name="T20">for</text:span><text:span text:style-name="T17"> name </text:span><text:span text:style-name="T20">in</text:span><text:span text:style-name="T17"> ('vowel','consonant','other')]</text:span></text:p>
            <text:p text:style-name="P13"><text:span text:style-name="T17"><text:s text:c="4"/></text:span><text:span text:style-name="T20">for</text:span><text:span text:style-name="T17"> c </text:span><text:span text:style-name="T20">in</text:span><text:span text:style-name="T17"> BOOK:</text:span></text:p>
            <text:p text:style-name="P12"><text:span text:style-name="T17"><text:s text:c="8"/></text:span><text:span text:style-name="T20">if</text:span><text:span text:style-name="T17"> c </text:span><text:span text:style-name="T20">in</text:span><text:span text:style-name="T17"> 'aeiouAEIOU':</text:span></text:p>
            <text:p text:style-name="P12"><text:span text:style-name="T17"><text:s text:c="12"/></text:span><text:span text:style-name="T17">p = Process(target=vowel,args=(c,))</text:span></text:p>
            <text:p text:style-name="P12"><text:span text:style-name="T17"><text:s text:c="12"/></text:span><text:span text:style-name="T17">p.start(); p.join()</text:span></text:p>
            <text:p text:style-name="P12"><text:span text:style-name="T17"><text:s text:c="8"/></text:span><text:span text:style-name="T20">elif</text:span><text:span text:style-name="T17"> c </text:span><text:span text:style-name="T20">in</text:span><text:span text:style-name="T17"> letters:</text:span></text:p>
            <text:p text:style-name="P12"><text:span text:style-name="T17"><text:s text:c="12"/></text:span><text:span text:style-name="T17">p = Process(target=cons,args=(c,))</text:span></text:p>
            <text:p text:style-name="P12"><text:span text:style-name="T17"><text:s text:c="12"/></text:span><text:span text:style-name="T17">p.start(); p.join()</text:span></text:p>
            <text:p text:style-name="P12"><text:span text:style-name="T17"><text:s text:c="8"/></text:span><text:span text:style-name="T20">else</text:span><text:span text:style-name="T17">:</text:span></text:p>
            <text:p text:style-name="P12"><text:span text:style-name="T17"><text:s text:c="12"/></text:span><text:span text:style-name="T17">p = Process(target=other,args=(c,))</text:span></text:p>
            <text:p text:style-name="P12"><text:span text:style-name="T17"><text:s text:c="12"/></text:span><text:span text:style-name="T17">p.start(); p.join()</text:span></text:p>
            <text:p text:style-name="P13"><text:span text:style-name="T11"><text:s text:c="4"/></text:span><text:span text:style-name="T4">return</text:span><text:span text:style-name="T11"> LetterTypes(vowel, cons, other)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2.902cm" svg:height="0.886cm" svg:x="0.188cm" svg:y="20.017cm">
          <draw:text-box>
            <text:p><text:span text:style-name="T16">(more...)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custom-shape draw:style-name="gr3" draw:text-style-name="P14" draw:layer="layout" svg:width="22.482cm" svg:height="2.386cm" svg:x="4.064cm" svg:y="5.3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892cm" svg:height="16.288cm" svg:x="1.545cm" svg:y="2.58cm" presentation:class="outline" presentation:user-transformed="true">
          <draw:text-box>
            <text:p><text:span text:style-name="T1">First we create a few classified counter objects:</text:span></text:p>
            <text:p text:style-name="P12"><text:span text:style-name="T4">def</text:span><text:span text:style-name="T11"> </text:span><text:span text:style-name="T6">process_test</text:span><text:span text:style-name="T11">():</text:span><text:span text:style-name="T11"><text:line-break/></text:span><text:span text:style-name="T11"> <text:s text:c="3"/>vowel, cons, other = [MCount(name,</text:span><text:span text:style-name="T7">Value</text:span><text:span text:style-name="T11">(</text:span><text:span text:style-name="T8">'i'</text:span><text:span text:style-name="T11">,0</text:span><text:span text:style-name="T21">))</text:span> </text:p>
            <text:p text:style-name="P12"><text:span text:style-name="T11"><text:s text:c="7"/></text:span><text:span text:style-name="T4">for</text:span><text:span text:style-name="T11"> name </text:span><text:span text:style-name="T4">in</text:span><text:span text:style-name="T11"> (</text:span><text:span text:style-name="T8">'vowel'</text:span><text:span text:style-name="T11">,</text:span><text:span text:style-name="T8">'consonant'</text:span><text:span text:style-name="T11">,</text:span><text:span text:style-name="T8">'other'</text:span><text:span text:style-name="T11">)]</text:span></text:p>
            <text:p text:style-name="P13"><text:span text:style-name="T11"><text:s text:c="4"/></text:span><text:span text:style-name="T4">for</text:span><text:span text:style-name="T11"> c </text:span><text:span text:style-name="T4">in</text:span><text:span text:style-name="T11"> BOOK:</text:span></text:p>
            <text:p text:style-name="P12"><text:span text:style-name="T11"><text:s text:c="8"/></text:span><text:span text:style-name="T4">if</text:span><text:span text:style-name="T11"> c </text:span><text:span text:style-name="T4">in</text:span><text:span text:style-name="T11"> </text:span><text:span text:style-name="T8">'aeiouAEIOU'</text:span><text:span text:style-name="T11">:</text:span></text:p>
            <text:p text:style-name="P12"><text:span text:style-name="T11"><text:s text:c="12"/></text:span><text:span text:style-name="T11">p = </text:span><text:span text:style-name="T7">Process</text:span><text:span text:style-name="T11">(target=vowel,args=(c,))</text:span></text:p>
            <text:p text:style-name="P12"><text:span text:style-name="T11"><text:s text:c="12"/></text:span><text:span text:style-name="T11">p.</text:span><text:span text:style-name="T7">start</text:span><text:span text:style-name="T11">(); p.</text:span><text:span text:style-name="T7">join</text:span><text:span text:style-name="T11">()</text:span></text:p>
            <text:p text:style-name="P12"><text:span text:style-name="T11"><text:s text:c="8"/></text:span><text:span text:style-name="T4">elif</text:span><text:span text:style-name="T11"> c </text:span><text:span text:style-name="T4">in</text:span><text:span text:style-name="T11"> letters:</text:span></text:p>
            <text:p text:style-name="P12"><text:span text:style-name="T11"><text:s text:c="12"/></text:span><text:span text:style-name="T11">p = </text:span><text:span text:style-name="T7">Process</text:span><text:span text:style-name="T11">(target=cons,args=(c,))</text:span></text:p>
            <text:p text:style-name="P12"><text:span text:style-name="T11"><text:s text:c="12"/></text:span><text:span text:style-name="T11">p.</text:span><text:span text:style-name="T7">start</text:span><text:span text:style-name="T11">(); p.</text:span><text:span text:style-name="T7">join</text:span><text:span text:style-name="T11">()</text:span></text:p>
            <text:p text:style-name="P12"><text:span text:style-name="T11"><text:s text:c="8"/></text:span><text:span text:style-name="T4">else</text:span><text:span text:style-name="T11">:</text:span></text:p>
            <text:p text:style-name="P12"><text:span text:style-name="T11"><text:s text:c="12"/></text:span><text:span text:style-name="T11">p = </text:span><text:span text:style-name="T7">Process</text:span><text:span text:style-name="T11">(target=other,args=(c,))</text:span></text:p>
            <text:p text:style-name="P12"><text:span text:style-name="T11"><text:s text:c="12"/></text:span><text:span text:style-name="T11">p.</text:span><text:span text:style-name="T7">start</text:span><text:span text:style-name="T11">(); p.</text:span><text:span text:style-name="T7">join</text:span><text:span text:style-name="T11">()</text:span></text:p>
            <text:p text:style-name="P13"><text:span text:style-name="T11"><text:s text:c="4"/></text:span><text:span text:style-name="T4">return</text:span><text:span text:style-name="T11"> LetterTypes(vowel, cons, other)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custom-shape draw:style-name="gr3" draw:text-style-name="P14" draw:layer="layout" svg:width="19.558cm" svg:height="3.15cm" svg:x="5.842cm" svg:y="8.6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892cm" svg:height="16.288cm" svg:x="1.545cm" svg:y="2.58cm" presentation:class="outline" presentation:user-transformed="true">
          <draw:text-box>
            <text:p><text:span text:style-name="T1">For each event type, spawn a process of that type:</text:span></text:p>
            <text:p text:style-name="P12"><text:span text:style-name="T4">def</text:span><text:span text:style-name="T11"> </text:span><text:span text:style-name="T6">process_test</text:span><text:span text:style-name="T11">():</text:span><text:span text:style-name="T11"><text:line-break/></text:span><text:span text:style-name="T11"> <text:s text:c="3"/>vowel, cons, other = [MCount(name,</text:span><text:span text:style-name="T7">Value</text:span><text:span text:style-name="T11">(</text:span><text:span text:style-name="T8">'i'</text:span><text:span text:style-name="T11">,0</text:span><text:span text:style-name="T21">))</text:span> </text:p>
            <text:p text:style-name="P12"><text:span text:style-name="T11"><text:s text:c="7"/></text:span><text:span text:style-name="T4">for</text:span><text:span text:style-name="T11"> name </text:span><text:span text:style-name="T4">in</text:span><text:span text:style-name="T11"> (</text:span><text:span text:style-name="T8">'vowel'</text:span><text:span text:style-name="T11">,</text:span><text:span text:style-name="T8">'consonant'</text:span><text:span text:style-name="T11">,</text:span><text:span text:style-name="T8">'other'</text:span><text:span text:style-name="T11">)]</text:span></text:p>
            <text:p text:style-name="P13"><text:span text:style-name="T11"><text:s text:c="4"/></text:span><text:span text:style-name="T4">for</text:span><text:span text:style-name="T11"> c </text:span><text:span text:style-name="T4">in</text:span><text:span text:style-name="T11"> BOOK:</text:span></text:p>
            <text:p text:style-name="P12"><text:span text:style-name="T11"><text:s text:c="8"/></text:span><text:span text:style-name="T4">if</text:span><text:span text:style-name="T11"> c </text:span><text:span text:style-name="T4">in</text:span><text:span text:style-name="T11"> </text:span><text:span text:style-name="T8">'aeiouAEIOU'</text:span><text:span text:style-name="T11">:</text:span></text:p>
            <text:p text:style-name="P12"><text:span text:style-name="T11"><text:s text:c="12"/></text:span><text:span text:style-name="T11">p = </text:span><text:span text:style-name="T7">Process</text:span><text:span text:style-name="T11">(target=vowel,args=(c,))</text:span></text:p>
            <text:p text:style-name="P12"><text:span text:style-name="T11"><text:s text:c="12"/></text:span><text:span text:style-name="T11">p.</text:span><text:span text:style-name="T7">start</text:span><text:span text:style-name="T11">(); p.</text:span><text:span text:style-name="T7">join</text:span><text:span text:style-name="T11">()</text:span></text:p>
            <text:p text:style-name="P12"><text:span text:style-name="T11"><text:s text:c="8"/></text:span><text:span text:style-name="T4">elif</text:span><text:span text:style-name="T11"> c </text:span><text:span text:style-name="T4">in</text:span><text:span text:style-name="T11"> letters:</text:span></text:p>
            <text:p text:style-name="P12"><text:span text:style-name="T11"><text:s text:c="12"/></text:span><text:span text:style-name="T11">p = </text:span><text:span text:style-name="T7">Process</text:span><text:span text:style-name="T11">(target=cons,args=(c,))</text:span></text:p>
            <text:p text:style-name="P12"><text:span text:style-name="T11"><text:s text:c="12"/></text:span><text:span text:style-name="T11">p.</text:span><text:span text:style-name="T7">start</text:span><text:span text:style-name="T11">(); p.</text:span><text:span text:style-name="T7">join</text:span><text:span text:style-name="T11">()</text:span></text:p>
            <text:p text:style-name="P12"><text:span text:style-name="T11"><text:s text:c="8"/></text:span><text:span text:style-name="T4">else</text:span><text:span text:style-name="T11">:</text:span></text:p>
            <text:p text:style-name="P12"><text:span text:style-name="T11"><text:s text:c="12"/></text:span><text:span text:style-name="T11">p = </text:span><text:span text:style-name="T7">Process</text:span><text:span text:style-name="T11">(target=other,args=(c,))</text:span></text:p>
            <text:p text:style-name="P12"><text:span text:style-name="T11"><text:s text:c="12"/></text:span><text:span text:style-name="T11">p.</text:span><text:span text:style-name="T7">start</text:span><text:span text:style-name="T11">(); p.</text:span><text:span text:style-name="T7">join</text:span><text:span text:style-name="T11">()</text:span></text:p>
            <text:p text:style-name="P13"><text:span text:style-name="T11"><text:s text:c="4"/></text:span><text:span text:style-name="T4">return</text:span><text:span text:style-name="T11"> LetterTypes(vowel, cons, other)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MultiCounter" draw:style-name="dp1" draw:master-page-name="Default" presentation:presentation-page-layout-name="AL1T0" xml:id="id8" draw:id="id8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1">The </text:span><text:span text:style-name="T10">MCount</text:span><text:span text:style-name="T1"> class is a lot like </text:span><text:span text:style-name="T13">Counter</text:span><text:span text:style-name="T1">, just using </text:span><text:span text:style-name="T13">multiprocessing.Value</text:span><text:span text:style-name="T1"> instead of a </text:span><text:span text:style-name="T13">int</text:span><text:span text:style-name="T1"> attribute:</text:span></text:p>
            <text:p text:style-name="P8"><text:span text:style-name="T4">class</text:span><text:span text:style-name="T11"> </text:span><text:span text:style-name="T12">MCount</text:span><text:span text:style-name="T11">(</text:span><text:span text:style-name="T7">object</text:span><text:span text:style-name="T11">):</text:span></text:p>
            <text:p text:style-name="P9"><text:span text:style-name="T11"><text:s text:c="4"/></text:span><text:span text:style-name="T4">def</text:span><text:span text:style-name="T11"> </text:span><text:span text:style-name="T6">__init__</text:span><text:span text:style-name="T11">(</text:span><text:span text:style-name="T7">self</text:span><text:span text:style-name="T11">, name, value):</text:span></text:p>
            <text:p text:style-name="P9"><text:span text:style-name="T11"><text:s text:c="8"/></text:span><text:span text:style-name="T7">self</text:span><text:span text:style-name="T11">.name = name</text:span></text:p>
            <text:p text:style-name="P9"><text:span text:style-name="T11"><text:s text:c="8"/></text:span><text:span text:style-name="T7">self</text:span><text:span text:style-name="T11">.count = value</text:span></text:p>
            <text:p text:style-name="P9"><text:span text:style-name="T11"><text:s text:c="4"/></text:span><text:span text:style-name="T4">def</text:span><text:span text:style-name="T11"> </text:span><text:span text:style-name="T6">__call__</text:span><text:span text:style-name="T11">(</text:span><text:span text:style-name="T7">self</text:span><text:span text:style-name="T11">, *args, **kws):</text:span></text:p>
            <text:p text:style-name="P9"><text:span text:style-name="T11"><text:s text:c="8"/></text:span><text:span text:style-name="T7">self</text:span><text:span text:style-name="T11">.count.</text:span><text:span text:style-name="T7">value</text:span><text:span text:style-name="T11"> += 1</text:span></text:p>
            <text:p text:style-name="P9"><text:span text:style-name="T11"><text:s text:c="4"/></text:span><text:span text:style-name="T4">def</text:span><text:span text:style-name="T11"> </text:span><text:span text:style-name="T6">__repr__</text:span><text:span text:style-name="T11">(</text:span><text:span text:style-name="T7">self</text:span><text:span text:style-name="T11">):</text:span></text:p>
            <text:p text:style-name="P9"><text:span text:style-name="T11"><text:s text:c="8"/></text:span><text:span text:style-name="T4">return</text:span><text:span text:style-name="T7"> repr</text:span><text:span text:style-name="T11">(</text:span><text:span text:style-name="T7">self</text:span><text:span text:style-name="T11">.count.</text:span><text:span text:style-name="T7">value</text:span><text:span text:style-name="T11">)</text:span></text:p>
            <text:p text:style-name="P10"><text:span text:style-name="T5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rofligacy is terrible" draw:style-name="dp1" draw:master-page-name="Default" presentation:presentation-page-layout-name="AL1T0" xml:id="id9" draw:id="id9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22">Why this version is (probably) terrible:</text:span></text:p>
            <text:p text:style-name="P15"><text:span text:style-name="T23"><text:s text:c="4"/></text:span><text:span text:style-name="T23">for</text:span><text:span text:style-name="T24"> c </text:span><text:span text:style-name="T23">in</text:span><text:span text:style-name="T24"> BOOK:</text:span></text:p>
            <text:p text:style-name="P15"><text:span text:style-name="T24"><text:s text:c="8"/></text:span><text:span text:style-name="T23">if</text:span><text:span text:style-name="T24"> c </text:span><text:span text:style-name="T23">in</text:span><text:span text:style-name="T24"> </text:span><text:span text:style-name="T25">'aeiouAEIOU'</text:span><text:span text:style-name="T24">:</text:span></text:p>
            <text:p text:style-name="P15"><text:span text:style-name="T24"><text:s text:c="12"/></text:span><text:span text:style-name="T24">p = </text:span><text:span text:style-name="T26">Process</text:span><text:span text:style-name="T24">(target=vowel, args=(c,))</text:span></text:p>
            <text:p text:style-name="P15"><text:span text:style-name="T24"><text:s text:c="12"/></text:span><text:span text:style-name="T24">p.</text:span><text:span text:style-name="T26">start</text:span><text:span text:style-name="T24">(); p.</text:span><text:span text:style-name="T26">join</text:span><text:span text:style-name="T24">()</text:span></text:p>
            <text:p text:style-name="P15"><text:span text:style-name="T24"><text:s text:c="8"/></text:span><text:span text:style-name="T23">elif</text:span><text:span text:style-name="T24"> c </text:span><text:span text:style-name="T23">in</text:span><text:span text:style-name="T24"> letters:</text:span></text:p>
            <text:p text:style-name="P15"><text:span text:style-name="T24"><text:s text:c="12"/></text:span><text:span text:style-name="T24">p = </text:span><text:span text:style-name="T26">Process</text:span><text:span text:style-name="T24">(target=cons, args=(c,))</text:span></text:p>
            <text:p text:style-name="P15"><text:span text:style-name="T24"><text:s text:c="12"/></text:span><text:span text:style-name="T24">p.</text:span><text:span text:style-name="T26">start</text:span><text:span text:style-name="T24">(); p.</text:span><text:span text:style-name="T26">join</text:span><text:span text:style-name="T24">()</text:span></text:p>
            <text:p text:style-name="P15"><text:span text:style-name="T24"><text:s text:c="8"/></text:span><text:span text:style-name="T23">else</text:span><text:span text:style-name="T24">:</text:span></text:p>
            <text:p text:style-name="P15"><text:span text:style-name="T24"><text:s text:c="12"/></text:span><text:span text:style-name="T24">p = </text:span><text:span text:style-name="T26">Process</text:span><text:span text:style-name="T24">(target=other, args=(c,))</text:span></text:p>
            <text:p text:style-name="P15"><text:span text:style-name="T24"><text:s text:c="12"/></text:span><text:span text:style-name="T24">p.</text:span><text:span text:style-name="T26">start</text:span><text:span text:style-name="T24">(); p.</text:span><text:span text:style-name="T26">join</text:span><text:span text:style-name="T24">()</text:span></text:p>
            <text:p text:style-name="P7"><text:span text:style-name="T27"/></text:p>
            <text:p><text:span text:style-name="T28">Because every event launches a new </text:span><text:span text:style-name="T29">process!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rofligacy is good" draw:style-name="dp1" draw:master-page-name="Default" presentation:presentation-page-layout-name="AL1T0" xml:id="id10" draw:id="id10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22">Why this version </text:span><text:span text:style-name="T30">might be</text:span><text:span text:style-name="T22"> quite good:</text:span></text:p>
            <text:p text:style-name="P15"><text:span text:style-name="T23"><text:s text:c="4"/></text:span><text:span text:style-name="T23">for</text:span><text:span text:style-name="T24"> c </text:span><text:span text:style-name="T23">in</text:span><text:span text:style-name="T24"> BOOK:</text:span></text:p>
            <text:p text:style-name="P15"><text:span text:style-name="T24"><text:s text:c="8"/></text:span><text:span text:style-name="T23">if</text:span><text:span text:style-name="T24"> c </text:span><text:span text:style-name="T23">in</text:span><text:span text:style-name="T24"> </text:span><text:span text:style-name="T25">'aeiouAEIOU'</text:span><text:span text:style-name="T24">:</text:span></text:p>
            <text:p text:style-name="P15"><text:span text:style-name="T24"><text:s text:c="12"/></text:span><text:span text:style-name="T24">p = </text:span><text:span text:style-name="T26">Process</text:span><text:span text:style-name="T24">(target=vowel, args=(c,))</text:span></text:p>
            <text:p text:style-name="P15"><text:span text:style-name="T24"><text:s text:c="12"/></text:span><text:span text:style-name="T24">p.</text:span><text:span text:style-name="T26">start</text:span><text:span text:style-name="T24">(); p.</text:span><text:span text:style-name="T26">join</text:span><text:span text:style-name="T24">()</text:span></text:p>
            <text:p text:style-name="P15"><text:span text:style-name="T24"><text:s text:c="8"/></text:span><text:span text:style-name="T23">elif</text:span><text:span text:style-name="T24"> c </text:span><text:span text:style-name="T23">in</text:span><text:span text:style-name="T24"> letters:</text:span></text:p>
            <text:p text:style-name="P15"><text:span text:style-name="T24"><text:s text:c="12"/></text:span><text:span text:style-name="T31"># ...</text:span></text:p>
            <text:p text:style-name="P16"><text:span text:style-name="T28">Because every event launches a new </text:span><text:span text:style-name="T29">process.</text:span></text:p>
            <text:p><text:span text:style-name="T29">If handling an event takes minutes or hours (or <text:s/>even multiple seconds), process creation time doesn't matter and your OS takes care of multi-cores, process isolation, and preemptive switching.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rocess pooling" draw:style-name="dp1" draw:master-page-name="Default" presentation:presentation-page-layout-name="AL1T0" xml:id="id11" draw:id="id11">
        <office:forms form:automatic-focus="false" form:apply-design-mode="false"/>
        <draw:frame presentation:style-name="pr1" draw:text-style-name="P2" draw:layer="layout" svg:width="24.892cm" svg:height="16.378cm" svg:x="1.524cm" svg:y="2.833cm" presentation:class="outline" presentation:user-transformed="true">
          <draw:text-box>
            <text:p><text:span text:style-name="T22">Process pooling is the obvious solution to excessive process creation (where applicable).</text:span></text:p>
            <text:p text:style-name="P7"><text:span text:style-name="T4">def</text:span><text:span text:style-name="T11"> </text:span><text:span text:style-name="T6">process_test</text:span><text:span text:style-name="T11">():</text:span></text:p>
            <text:p text:style-name="P7"><text:span text:style-name="T11"><text:s text:c="4"/></text:span><text:span text:style-name="T11">vowel, cons, other = [proctuple(</text:span><text:span text:style-name="T5">name</text:span><text:span text:style-name="T11">) </text:span></text:p>
            <text:p text:style-name="P7"><text:span text:style-name="T4"><text:s text:c="7"/></text:span><text:span text:style-name="T4">for</text:span><text:span text:style-name="T32"> name </text:span><text:span text:style-name="T4">in</text:span><text:span text:style-name="T32"> (</text:span><text:span text:style-name="T33">'vowel'</text:span><text:span text:style-name="T32">,</text:span><text:span text:style-name="T33">'consonant'</text:span><text:span text:style-name="T32">,</text:span><text:span text:style-name="T33">'other'</text:span><text:span text:style-name="T32">)]</text:span></text:p>
            <text:p text:style-name="P17"><text:span text:style-name="T11"><text:s text:c="4"/></text:span><text:span text:style-name="T4">for</text:span><text:span text:style-name="T11"> c </text:span><text:span text:style-name="T4">in</text:span><text:span text:style-name="T11"> BOOK:</text:span></text:p>
            <text:p text:style-name="P7"><text:span text:style-name="T11"><text:s text:c="8"/></text:span><text:span text:style-name="T4">if</text:span><text:span text:style-name="T11"> c </text:span><text:span text:style-name="T4">in</text:span><text:span text:style-name="T11"> </text:span><text:span text:style-name="T8">'aeiouAEIOU'</text:span><text:span text:style-name="T11">: vowel.queue.</text:span><text:span text:style-name="T7">put</text:span><text:span text:style-name="T11">(c)</text:span></text:p>
            <text:p text:style-name="P7"><text:span text:style-name="T11"><text:s text:c="8"/></text:span><text:span text:style-name="T4">elif</text:span><text:span text:style-name="T11"> c </text:span><text:span text:style-name="T4">in</text:span><text:span text:style-name="T11"> letters: <text:s text:c="3"/>cons.queue.</text:span><text:span text:style-name="T7">put</text:span><text:span text:style-name="T11">(c)</text:span></text:p>
            <text:p text:style-name="P7"><text:span text:style-name="T11"><text:s text:c="8"/></text:span><text:span text:style-name="T4">else</text:span><text:span text:style-name="T11">: <text:s text:c="16"/>other.queue.</text:span><text:span text:style-name="T7">put</text:span><text:span text:style-name="T11">(c)</text:span></text:p>
            <text:p text:style-name="P17"><text:span text:style-name="T11"><text:s text:c="4"/></text:span><text:span text:style-name="T9"># Kill off the processes with a sentinel value</text:span></text:p>
            <text:p text:style-name="P7"><text:span text:style-name="T11"><text:s text:c="4"/></text:span><text:span text:style-name="T4">for</text:span><text:span text:style-name="T11"> p </text:span><text:span text:style-name="T4">in</text:span><text:span text:style-name="T11"> (vowel, cons, other):</text:span></text:p>
            <text:p text:style-name="P7"><text:span text:style-name="T11"><text:s text:c="8"/></text:span><text:span text:style-name="T11">p.queue.</text:span><text:span text:style-name="T7">put</text:span><text:span text:style-name="T11">(KILL); p.proc.</text:span><text:span text:style-name="T7">join</text:span><text:span text:style-name="T11">()</text:span></text:p>
            <text:p text:style-name="P17"><text:span text:style-name="T11"><text:s text:c="4"/></text:span><text:span text:style-name="T4">return</text:span><text:span text:style-name="T11"> LetterTypes(vowel, cons, other)</text:span></text:p>
            <text:p text:style-name="P7"><text:span text:style-name="T5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20.831cm" svg:height="0.886cm" svg:x="0.185cm" svg:y="20.017cm">
          <draw:text-box>
            <text:p><text:span text:style-name="T16">(just a few processes will be fed events; could use </text:span><text:span text:style-name="T34">multiprocessing.Pool</text:span><text:span text:style-name="T16">)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Creating a ProcTuple" draw:style-name="dp1" draw:master-page-name="Default" presentation:presentation-page-layout-name="AL1T0" xml:id="id12" draw:id="id12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22">A </text:span><text:span text:style-name="T13">namedtuple</text:span><text:span text:style-name="T22"> stores the process itself, a variation on a counter object, and the queue used to feed it:</text:span></text:p>
            <text:p text:style-name="P8"><text:span text:style-name="T6">ProcTuple</text:span><text:span text:style-name="T5"> = </text:span><text:span text:style-name="T7">namedtuple</text:span><text:span text:style-name="T5">(</text:span></text:p>
            <text:p text:style-name="P9"><text:span text:style-name="T5"><text:s text:c="4"/></text:span><text:span text:style-name="T8">'ProcTuple'</text:span><text:span text:style-name="T5">, </text:span><text:span text:style-name="T8">'queue proc counter'</text:span><text:span text:style-name="T5">)</text:span></text:p>
            <text:p text:style-name="P9"><text:span text:style-name="T4">def</text:span><text:span text:style-name="T5"> </text:span><text:span text:style-name="T6">proctuple</text:span><text:span text:style-name="T5">(name):</text:span></text:p>
            <text:p text:style-name="P9"><text:span text:style-name="T5"><text:s text:c="4"/></text:span><text:span text:style-name="T5">queue = </text:span><text:span text:style-name="T7">Queue</text:span><text:span text:style-name="T5">()</text:span></text:p>
            <text:p text:style-name="P9"><text:span text:style-name="T5"><text:s text:c="4"/></text:span><text:span text:style-name="T5">counter = FeedCounter(name,</text:span><text:span text:style-name="T7">Value</text:span><text:span text:style-name="T5">(</text:span><text:span text:style-name="T8">'i'</text:span><text:span text:style-name="T5">,0),queue)</text:span></text:p>
            <text:p text:style-name="P9"><text:span text:style-name="T5"><text:s text:c="4"/></text:span><text:span text:style-name="T5">proc = </text:span><text:span text:style-name="T7">Process</text:span><text:span text:style-name="T5">(target=counter)</text:span></text:p>
            <text:p text:style-name="P9"><text:span text:style-name="T5"><text:s text:c="4"/></text:span><text:span text:style-name="T5">proc.</text:span><text:span text:style-name="T7">start</text:span><text:span text:style-name="T5">()</text:span></text:p>
            <text:p text:style-name="P9"><text:span text:style-name="T5"><text:s text:c="4"/></text:span><text:span text:style-name="T4">return</text:span><text:span text:style-name="T5"> ProcTuple(queue, proc, counter)</text:span></text:p>
            <text:p text:style-name="P9"><text:span text:style-name="T5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19.832cm" svg:height="0.886cm" svg:x="0.186cm" svg:y="20.017cm">
          <draw:text-box>
            <text:p><text:span text:style-name="T16">(</text:span><text:span text:style-name="T35">Queue</text:span><text:span text:style-name="T16">, </text:span><text:span text:style-name="T35">Value</text:span><text:span text:style-name="T16">, and </text:span><text:span text:style-name="T35">Process</text:span><text:span text:style-name="T16"> are conveniences from </text:span><text:span text:style-name="T34">multiprocessing</text:span><text:span text:style-name="T16">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FeedCounter" draw:style-name="dp1" draw:master-page-name="Default" presentation:presentation-page-layout-name="AL1T0" xml:id="id13" draw:id="id13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10">FeedCounter</text:span><text:span text:style-name="T1"> is a bit different from other counters since it handles events in a loop, <text:s/>until killed:</text:span></text:p>
            <text:p text:style-name="P6"><text:span text:style-name="T4">class</text:span><text:span text:style-name="T5"> </text:span><text:span text:style-name="T12">FeedCounter</text:span><text:span text:style-name="T5">(</text:span><text:span text:style-name="T7">object</text:span><text:span text:style-name="T5">):</text:span></text:p>
            <text:p text:style-name="P7"><text:span text:style-name="T5"><text:s text:c="4"/></text:span><text:span text:style-name="T4">def</text:span><text:span text:style-name="T5"> </text:span><text:span text:style-name="T6">__init__</text:span><text:span text:style-name="T5">(</text:span><text:span text:style-name="T7">self</text:span><text:span text:style-name="T5">, name, value, queue):</text:span></text:p>
            <text:p text:style-name="P7"><text:span text:style-name="T5"><text:s text:c="8"/></text:span><text:span text:style-name="T7">self</text:span><text:span text:style-name="T5">.name, </text:span><text:span text:style-name="T7">self</text:span><text:span text:style-name="T5">.count, </text:span><text:span text:style-name="T7">self</text:span><text:span text:style-name="T5">.queue = (</text:span></text:p>
            <text:p text:style-name="P7"><text:span text:style-name="T5"><text:s text:c="13"/></text:span><text:span text:style-name="T5">name, value, queue)</text:span></text:p>
            <text:p text:style-name="P7"><text:span text:style-name="T5"><text:s text:c="4"/></text:span><text:span text:style-name="T4">def</text:span><text:span text:style-name="T5"> </text:span><text:span text:style-name="T6">__call__</text:span><text:span text:style-name="T5">(</text:span><text:span text:style-name="T7">self</text:span><text:span text:style-name="T5">, *args, **kws):</text:span></text:p>
            <text:p text:style-name="P7"><text:span text:style-name="T5"><text:s text:c="8"/></text:span><text:span text:style-name="T4">while</text:span><text:span text:style-name="T5"> </text:span><text:span text:style-name="T7">True</text:span><text:span text:style-name="T5">:</text:span></text:p>
            <text:p text:style-name="P7"><text:span text:style-name="T5"><text:s text:c="12"/></text:span><text:span text:style-name="T5">s = </text:span><text:span text:style-name="T7">self</text:span><text:span text:style-name="T5">.queue.</text:span><text:span text:style-name="T7">get</text:span><text:span text:style-name="T5">() </text:span><text:span text:style-name="T9"># blocks here</text:span></text:p>
            <text:p text:style-name="P7"><text:span text:style-name="T5"><text:s text:c="12"/></text:span><text:span text:style-name="T4">if</text:span><text:span text:style-name="T5"> c == KILL: <text:s text:c="7"/></text:span><text:span text:style-name="T9"># sentinel value</text:span><text:span text:style-name="T5"> </text:span></text:p>
            <text:p text:style-name="P7"><text:span text:style-name="T15"><text:s text:c="16"/></text:span><text:span text:style-name="T4">break</text:span></text:p>
            <text:p text:style-name="P7"><text:span text:style-name="T5"><text:s text:c="12"/></text:span><text:span text:style-name="T7">self</text:span><text:span text:style-name="T5">.count.</text:span><text:span text:style-name="T7">value</text:span><text:span text:style-name="T5"> += 1</text:span></text:p>
            <text:p text:style-name="P7"><text:span text:style-name="T11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hreads are just the same" draw:style-name="dp1" draw:master-page-name="Default" presentation:presentation-page-layout-name="AL1T0" xml:id="id14" draw:id="id14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36">Since </text:span><text:span text:style-name="T37">multiprocessing</text:span><text:span text:style-name="T38"> has an API based on <text:s/></text:span><text:span text:style-name="T37">threading</text:span><text:span text:style-name="T38">, the threaded version is nearly identical.</text:span></text:p>
            <text:p text:style-name="P7"><text:span text:style-name="T23">def</text:span><text:span text:style-name="T39"> </text:span><text:span text:style-name="T40">threadtuple</text:span><text:span text:style-name="T39">(name):</text:span></text:p>
            <text:p text:style-name="P7"><text:span text:style-name="T39"><text:s text:c="4"/></text:span><text:span text:style-name="T39">queue = </text:span><text:span text:style-name="T26">Queue</text:span><text:span text:style-name="T39">()</text:span></text:p>
            <text:p text:style-name="P7"><text:span text:style-name="T39"><text:s text:c="4"/></text:span><text:span text:style-name="T39">counter = FeedCounter(name,</text:span><text:span text:style-name="T26">Value</text:span><text:span text:style-name="T39">(</text:span><text:span text:style-name="T25">'i'</text:span><text:span text:style-name="T39">,0),queue)</text:span></text:p>
            <text:p text:style-name="P7"><text:span text:style-name="T39"><text:s text:c="4"/></text:span><text:span text:style-name="T39">thread = </text:span><text:span text:style-name="T41">Thread</text:span><text:span text:style-name="T39">(target=counter)</text:span></text:p>
            <text:p text:style-name="P7"><text:span text:style-name="T39"><text:s text:c="4"/></text:span><text:span text:style-name="T39">thread.</text:span><text:span text:style-name="T26">start</text:span><text:span text:style-name="T39">()</text:span></text:p>
            <text:p text:style-name="P18"><text:span text:style-name="T42"><text:s text:c="7"/></text:span><text:span text:style-name="T43">return</text:span><text:span text:style-name="T27"> ThreadTuple(queue, thread, counter)</text:span></text:p>
            <text:p text:style-name="P18"><text:span text:style-name="T44"/></text:p>
            <text:p text:style-name="P7"><text:span text:style-name="T4">def</text:span><text:span text:style-name="T11"> </text:span><text:span text:style-name="T6">thread_test</text:span><text:span text:style-name="T11">():</text:span></text:p>
            <text:p text:style-name="P7"><text:span text:style-name="T11"><text:s text:c="4"/></text:span><text:span text:style-name="T11">vowel = threadtuple(</text:span><text:span text:style-name="T8">'vowel'</text:span><text:span text:style-name="T11">)</text:span></text:p>
            <text:p text:style-name="P7"><text:span text:style-name="T11"><text:s text:c="4"/></text:span><text:span text:style-name="T11">consonant = threadtuple(</text:span><text:span text:style-name="T8">'consonant'</text:span><text:span text:style-name="T11">)</text:span></text:p>
            <text:p text:style-name="P7"><text:span text:style-name="T11"><text:s text:c="4"/></text:span><text:span text:style-name="T11">other = threadtuple(</text:span><text:span text:style-name="T8">'other'</text:span><text:span text:style-name="T11">)</text:span></text:p>
            <text:p text:style-name="P7"><text:span text:style-name="T5"><text:s text:c="4"/></text:span><text:span text:style-name="T9"># ... the rest is same as with processtuple()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14.739cm" svg:height="0.886cm" svg:x="0.186cm" svg:y="20.017cm">
          <draw:text-box>
            <text:p><text:span text:style-name="T16">(But the GIL means we get less use of multi-cores)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A generator by any name..." draw:style-name="dp1" draw:master-page-name="Default" presentation:presentation-page-layout-name="AL1T0" xml:id="id15" draw:id="id15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22">And now for something interesting . . .</text:span></text:p>
            <text:p text:style-name="P7"><text:span text:style-name="T4">class</text:span><text:span text:style-name="T5"> </text:span><text:span text:style-name="T12">FeedCounter</text:span><text:span text:style-name="T5">(</text:span><text:span text:style-name="T7">object</text:span><text:span text:style-name="T5">):</text:span></text:p>
            <text:p text:style-name="P7"><text:span text:style-name="T5"><text:s text:c="4"/></text:span><text:span text:style-name="T4">def</text:span><text:span text:style-name="T5"> </text:span><text:span text:style-name="T6">__call__</text:span><text:span text:style-name="T5">(</text:span><text:span text:style-name="T7">self</text:span><text:span text:style-name="T5">, *args, **kws):</text:span></text:p>
            <text:p text:style-name="P7"><text:span text:style-name="T5"><text:s text:c="8"/></text:span><text:span text:style-name="T4">while</text:span><text:span text:style-name="T5"> </text:span><text:span text:style-name="T7">True</text:span><text:span text:style-name="T5">:</text:span></text:p>
            <text:p text:style-name="P7"><text:span text:style-name="T5"><text:s text:c="12"/></text:span><text:span text:style-name="T5">c = </text:span><text:span text:style-name="T7">self</text:span><text:span text:style-name="T5">.queue.</text:span><text:span text:style-name="T7">get</text:span><text:span text:style-name="T5">() </text:span><text:span text:style-name="T9"># blocking is OK</text:span></text:p>
            <text:p text:style-name="P7"><text:span text:style-name="T5"><text:s text:c="12"/></text:span><text:span text:style-name="T4">if</text:span><text:span text:style-name="T5"> c == KILL: <text:s text:c="7"/></text:span><text:span text:style-name="T9"># sentinel value</text:span><text:span text:style-name="T15"> </text:span></text:p>
            <text:p text:style-name="P7"><text:span text:style-name="T15"><text:s text:c="15"/></text:span><text:span text:style-name="T32"><text:s/></text:span><text:span text:style-name="T4">break</text:span></text:p>
            <text:p text:style-name="P7"><text:span text:style-name="T5"><text:s text:c="12"/></text:span><text:span text:style-name="T7">self</text:span><text:span text:style-name="T5">.count.</text:span><text:span text:style-name="T7">value</text:span><text:span text:style-name="T5"> += 1</text:span></text:p>
            <text:p text:style-name="P7"><text:span text:style-name="T45"/></text:p>
            <text:p><text:span text:style-name="T46">Squinting the right way, this look like a generator. </text:span></text:p>
            <text:p text:style-name="P19"><text:span text:style-name="T46">We can feed the queue, and the shared </text:span><text:span text:style-name="T47">Value</text:span><text:span text:style-name="T46"> object will store the total number of things placed in the queue (and will terminate once signaled).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feed_counter" draw:style-name="dp1" draw:master-page-name="Default" presentation:presentation-page-layout-name="AL1T0" xml:id="id16" draw:id="id16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><text:span text:style-name="T22">For comparison, think of a generator like:</text:span></text:p>
            <text:p text:style-name="P7"><text:span text:style-name="T4">def</text:span><text:span text:style-name="T11"> </text:span><text:span text:style-name="T6">feed_counter</text:span><text:span text:style-name="T11">(queue):</text:span></text:p>
            <text:p text:style-name="P7"><text:span text:style-name="T11"><text:s text:c="4"/></text:span><text:span text:style-name="T11">count = 0</text:span></text:p>
            <text:p text:style-name="P7"><text:span text:style-name="T11"><text:s text:c="4"/></text:span><text:span text:style-name="T4">while</text:span><text:span text:style-name="T7"> True</text:span><text:span text:style-name="T11">:</text:span></text:p>
            <text:p text:style-name="P7"><text:span text:style-name="T11"><text:s text:c="8"/></text:span><text:span text:style-name="T4">if</text:span><text:span text:style-name="T11"> queue.</text:span><text:span text:style-name="T7">empty</text:span><text:span text:style-name="T11">(): </text:span><text:span text:style-name="T48"># Blocking not OK</text:span></text:p>
            <text:p text:style-name="P7"><text:span text:style-name="T11"><text:s text:c="12"/></text:span><text:span text:style-name="T4">yield</text:span><text:span text:style-name="T11"> count; </text:span><text:span text:style-name="T4">continue</text:span></text:p>
            <text:p text:style-name="P7"><text:span text:style-name="T11"><text:s text:c="8"/></text:span><text:span text:style-name="T11">c = queue.</text:span><text:span text:style-name="T7">get</text:span><text:span text:style-name="T5">()</text:span></text:p>
            <text:p text:style-name="P7"><text:span text:style-name="T11"><text:s text:c="8"/></text:span><text:span text:style-name="T4">if</text:span><text:span text:style-name="T11"> c == KILL:</text:span><text:span text:style-name="T49"> <text:s text:c="4"/></text:span><text:span text:style-name="T50"># sentinel value</text:span></text:p>
            <text:p text:style-name="P7"><text:span text:style-name="T11"><text:s text:c="12"/></text:span><text:span text:style-name="T4">break</text:span></text:p>
            <text:p text:style-name="P7"><text:span text:style-name="T11"><text:s text:c="8"/></text:span><text:span text:style-name="T11">count += 1; </text:span><text:span text:style-name="T4">yield</text:span><text:span text:style-name="T11"> count</text:span></text:p>
            <text:p text:style-name="P20"><text:span text:style-name="T51">We can call into this generator as we like; it will each time return the total number of things placed in the queue (and will terminate once signaled). 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Caution with infinite iteration" draw:style-name="dp1" draw:master-page-name="Default" presentation:presentation-page-layout-name="AL1T0" xml:id="id17" draw:id="id17">
        <office:forms form:automatic-focus="false" form:apply-design-mode="false"/>
        <draw:frame presentation:style-name="pr1" draw:text-style-name="P2" draw:layer="layout" svg:width="24.892cm" svg:height="16.335cm" svg:x="1.524cm" svg:y="2.833cm" presentation:class="outline" presentation:user-transformed="true">
          <draw:text-box>
            <text:p><text:span text:style-name="T22">Be careful with unbound generators.</text:span></text:p>
            <text:p text:style-name="P7"><text:span text:style-name="T52">&gt;&gt;&gt;</text:span><text:span text:style-name="T53"> </text:span><text:span text:style-name="T54">fc = feed_counter()</text:span></text:p>
            <text:p text:style-name="P7"><text:span text:style-name="T55">&gt;&gt;&gt;</text:span><text:span text:style-name="T56"> </text:span><text:span text:style-name="T4">for</text:span><text:span text:style-name="T56"> </text:span><text:span text:style-name="T32">cnt</text:span><text:span text:style-name="T56"> </text:span><text:span text:style-name="T4">in</text:span><text:span text:style-name="T56"> </text:span><text:span text:style-name="T32">fc:</text:span><text:span text:style-name="T56"> </text:span><text:span text:style-name="T55"># Bad if no KILL in queue</text:span></text:p>
            <text:p text:style-name="P7"><text:span text:style-name="T55">...</text:span><text:span text:style-name="T56"> <text:s text:c="4"/></text:span><text:span text:style-name="T32">do_something(cnt)</text:span></text:p>
            <text:p text:style-name="P7"><text:span text:style-name="T55">&gt;&gt;&gt;</text:span><text:span text:style-name="T56"> </text:span><text:span text:style-name="T55"># Could safely handle a few events at a time</text:span></text:p>
            <text:p text:style-name="P7"><text:span text:style-name="T55">&gt;&gt;&gt;</text:span><text:span text:style-name="T56"> </text:span><text:span text:style-name="T4">for</text:span><text:span text:style-name="T56"> </text:span><text:span text:style-name="T32">cnt</text:span><text:span text:style-name="T56"> </text:span><text:span text:style-name="T4">in</text:span><text:span text:style-name="T56"> </text:span><text:span text:style-name="T32">islice(fc, 0, FLUSH_SIZE):</text:span></text:p>
            <text:p text:style-name="P7"><text:span text:style-name="T55">...</text:span><text:span text:style-name="T56"> <text:s text:c="4"/></text:span><text:span text:style-name="T32">do_something(cnt)</text:span></text:p>
            <text:p text:style-name="P7"><text:span text:style-name="T55">&gt;&gt;&gt;</text:span><text:span text:style-name="T56"> </text:span><text:span text:style-name="T55"># Or explicitly pull .next() values</text:span></text:p>
            <text:p text:style-name="P7"><text:span text:style-name="T55">&gt;&gt;&gt;</text:span><text:span text:style-name="T56"> </text:span><text:span text:style-name="T4">while</text:span><text:span text:style-name="T56"> </text:span><text:span text:style-name="T32">some_condition():</text:span></text:p>
            <text:p text:style-name="P7"><text:span text:style-name="T55">...</text:span><text:span text:style-name="T56"> <text:s text:c="4"/></text:span><text:span text:style-name="T32">cnt = fc.next()</text:span></text:p>
            <text:p text:style-name="P7"><text:span text:style-name="T55">...</text:span><text:span text:style-name="T56"> <text:s text:c="4"/></text:span><text:span text:style-name="T32">put_stuff_in(queue)</text:span></text:p>
            <text:p text:style-name="P21"><text:span text:style-name="T57">One might also check whether </text:span><text:span text:style-name="T58">cnt</text:span><text:span text:style-name="T28"> is unchanged as a </text:span><text:span text:style-name="T58">break</text:span><text:span text:style-name="T28"> condition, return a special </text:span><text:span text:style-name="T58">EMPTY</text:span><text:span text:style-name="T28"> signal instead of </text:span><text:span text:style-name="T58">count</text:span><text:span text:style-name="T28">, etc.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Weightless threads" draw:style-name="dp1" draw:master-page-name="Default" presentation:presentation-page-layout-name="AL1T0" xml:id="id18" draw:id="id18">
        <office:forms form:automatic-focus="false" form:apply-design-mode="false"/>
        <draw:frame presentation:style-name="pr1" draw:text-style-name="P2" draw:layer="layout" svg:width="24.892cm" svg:height="15.963cm" svg:x="1.524cm" svg:y="2.833cm" presentation:class="outline" presentation:user-transformed="true">
          <draw:text-box>
            <text:p text:style-name="P14"><text:span text:style-name="T13">Let us take a breath here...</text:span></text:p>
            <text:p text:style-name="P14"><text:span text:style-name="T59"/></text:p>
            <text:p><text:span text:style-name="T60">Most of you see the punchline coming: We can often use generators as “weightless threads” in place of OS threads or processes. <text:s/>This is </text:span><text:span text:style-name="T61">almost</text:span><text:span text:style-name="T60"> the same thing as “coroutines.”</text:span></text:p>
            <text:p><text:span text:style-name="T61">Pros</text:span><text:span text:style-name="T60">: Creation, entry, and return are nearly free; code is simpler to write and understand; encourages asynchronous style of waiting for background events.</text:span></text:p>
            <text:p><text:span text:style-name="T61">Cons</text:span><text:span text:style-name="T60">: Generator “threads” are strictly single core; if your problem is computation-bound, asynchronous style is hard to manage; multi-tasking is cooperative.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Coroutines" draw:style-name="dp1" draw:master-page-name="Default" presentation:presentation-page-layout-name="AL1T0" xml:id="id19" draw:id="id19">
        <office:forms form:automatic-focus="false" form:apply-design-mode="false"/>
        <draw:frame presentation:style-name="pr4" draw:text-style-name="P23" draw:layer="layout" svg:width="24.892cm" svg:height="2.405cm" svg:x="1.524cm" svg:y="2.833cm" presentation:class="outline" presentation:user-transformed="true">
          <draw:text-box>
            <text:p text:style-name="P22"><text:span text:style-name="T62">Since Python 2.2 added generators, we have been able to write coroutines using a simple trampoline: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custom-shape draw:style-name="gr4" draw:text-style-name="P24" draw:layer="layout" svg:width="2.413cm" svg:height="11.684cm" svg:x="20.624cm" svg:y="6.5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2.413cm" svg:height="11.684cm" svg:x="24.225cm" svg:y="6.51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33cm" svg:height="0.806cm" svg:x="20.251cm" svg:y="5.808cm">
          <draw:text-box>
            <text:p><text:span text:style-name="T3">Coroutine #1</text:span></text:p>
          </draw:text-box>
        </draw:frame>
        <draw:frame draw:style-name="gr2" draw:text-style-name="P5" draw:layer="layout" svg:width="3.33cm" svg:height="0.806cm" svg:x="23.751cm" svg:y="5.808cm">
          <draw:text-box>
            <text:p><text:span text:style-name="T3">Coroutine #2</text:span></text:p>
          </draw:text-box>
        </draw:frame>
        <draw:line draw:style-name="gr5" draw:text-style-name="P14" draw:layer="layout" svg:x1="21.767cm" svg:y1="6.516cm" svg:x2="21.767cm" svg:y2="9.056cm">
          <text:p/>
        </draw:line>
        <draw:frame draw:style-name="gr2" draw:text-style-name="P5" draw:layer="layout" svg:width="2.454cm" svg:height="0.806cm" svg:x="20.424cm" svg:y="8.97cm">
          <draw:text-box>
            <text:p><text:span text:style-name="T3">cocall #2</text:span></text:p>
          </draw:text-box>
        </draw:frame>
        <draw:line draw:style-name="gr5" draw:text-style-name="P14" draw:layer="layout" svg:x1="22.86cm" svg:y1="9.144cm" svg:x2="25.45cm" svg:y2="6.643cm">
          <text:p/>
        </draw:line>
        <draw:line draw:style-name="gr5" draw:text-style-name="P14" draw:layer="layout" svg:x1="25.45cm" svg:y1="6.77cm" svg:x2="25.45cm" svg:y2="12.358cm">
          <text:p/>
        </draw:line>
        <draw:frame draw:style-name="gr2" draw:text-style-name="P5" draw:layer="layout" svg:width="3.33cm" svg:height="0.806cm" svg:x="20.251cm" svg:y="5.808cm">
          <draw:text-box>
            <text:p><text:span text:style-name="T3">Coroutine #1</text:span></text:p>
          </draw:text-box>
        </draw:frame>
        <draw:frame draw:style-name="gr6" draw:text-style-name="P5" draw:layer="layout" svg:width="2.454cm" svg:height="0.806cm" svg:x="24.424cm" svg:y="12.271cm">
          <draw:text-box>
            <text:p><text:span text:style-name="T3">cocall #1</text:span></text:p>
          </draw:text-box>
        </draw:frame>
        <draw:line draw:style-name="gr5" draw:text-style-name="P14" draw:layer="layout" svg:x1="24.384cm" svg:y1="12.446cm" svg:x2="21.767cm" svg:y2="9.691cm">
          <text:p/>
        </draw:line>
        <draw:line draw:style-name="gr5" draw:text-style-name="P14" draw:layer="layout" svg:x1="21.767cm" svg:y1="9.816cm" svg:x2="21.767cm" svg:y2="15.279cm">
          <text:p/>
        </draw:line>
        <draw:line draw:style-name="gr5" draw:text-style-name="P14" draw:layer="layout" svg:x1="22.878cm" svg:y1="15.483cm" svg:x2="25.451cm" svg:y2="12.943cm">
          <text:p/>
        </draw:line>
        <draw:frame draw:style-name="gr2" draw:text-style-name="P5" draw:layer="layout" svg:width="2.454cm" svg:height="0.806cm" svg:x="20.424cm" svg:y="15.171cm">
          <draw:text-box>
            <text:p><text:span text:style-name="T3">cocall #2</text:span></text:p>
          </draw:text-box>
        </draw:frame>
        <draw:line draw:style-name="gr5" draw:text-style-name="P14" draw:layer="layout" svg:x1="25.45cm" svg:y1="13.07cm" svg:x2="25.45cm" svg:y2="18.2cm">
          <text:p/>
        </draw:line>
        <draw:frame draw:style-name="gr2" draw:text-style-name="P25" draw:layer="layout" svg:width="0.925cm" svg:height="0.962cm" svg:x="20.998cm" svg:y="7.256cm">
          <draw:text-box>
            <text:p><text:span text:style-name="T63">A</text:span></text:p>
          </draw:text-box>
        </draw:frame>
        <draw:frame draw:style-name="gr2" draw:text-style-name="P25" draw:layer="layout" svg:width="0.925cm" svg:height="0.962cm" svg:x="20.998cm" svg:y="11.856cm">
          <draw:text-box>
            <text:p><text:span text:style-name="T63">B</text:span></text:p>
          </draw:text-box>
        </draw:frame>
        <draw:frame draw:style-name="gr2" draw:text-style-name="P25" draw:layer="layout" svg:width="0.959cm" svg:height="0.962cm" svg:x="25.398cm" svg:y="8.956cm">
          <draw:text-box>
            <text:p><text:span text:style-name="T63">C</text:span></text:p>
          </draw:text-box>
        </draw:frame>
        <draw:frame draw:style-name="gr2" draw:text-style-name="P25" draw:layer="layout" svg:width="0.959cm" svg:height="0.962cm" svg:x="25.398cm" svg:y="15.456cm">
          <draw:text-box>
            <text:p><text:span text:style-name="T63">D</text:span></text:p>
          </draw:text-box>
        </draw:frame>
        <draw:frame draw:style-name="gr7" draw:layer="layout" svg:width="16.818cm" svg:height="12.841cm" svg:x="2.486cm" svg:y="5.901cm">
          <draw:text-box>
            <text:p><text:span text:style-name="T64">def</text:span><text:span text:style-name="T65"> </text:span><text:span text:style-name="T66">routine1</text:span><text:span text:style-name="T65">():</text:span></text:p>
            <text:p><text:span text:style-name="T67"><text:s text:c="4"/></text:span><text:span text:style-name="T68">print</text:span><text:span text:style-name="T67"> </text:span><text:span text:style-name="T69">"A",</text:span><text:span text:style-name="T67">; </text:span><text:span text:style-name="T68">yield</text:span><text:span text:style-name="T67"> CR2</text:span></text:p>
            <text:p><text:span text:style-name="T67"><text:s text:c="4"/></text:span><text:span text:style-name="T68">print</text:span><text:span text:style-name="T67"> </text:span><text:span text:style-name="T69">"B",</text:span><text:span text:style-name="T67">; </text:span><text:span text:style-name="T68">yield</text:span><text:span text:style-name="T67"> CR</text:span><text:span text:style-name="T70">2</text:span></text:p>
            <text:p text:style-name="P26"><text:span text:style-name="T68">def</text:span><text:span text:style-name="T67"> </text:span><text:span text:style-name="T71">routine2</text:span><text:span text:style-name="T67">():</text:span></text:p>
            <text:p><text:span text:style-name="T67"><text:s text:c="4"/></text:span><text:span text:style-name="T68">print</text:span><text:span text:style-name="T67"> </text:span><text:span text:style-name="T69">"C",</text:span><text:span text:style-name="T67">; </text:span><text:span text:style-name="T68">yield</text:span><text:span text:style-name="T67"> CR</text:span><text:span text:style-name="T70">1</text:span></text:p>
            <text:p><text:span text:style-name="T67"><text:s text:c="4"/></text:span><text:span text:style-name="T68">print</text:span><text:span text:style-name="T67"> </text:span><text:span text:style-name="T69">"D",</text:span><text:span text:style-name="T67">; </text:span><text:span text:style-name="T68">yield</text:span><text:span text:style-name="T67"> </text:span><text:span text:style-name="T69">"DONE"</text:span></text:p>
            <text:p text:style-name="P26"><text:span text:style-name="T67">CR1, CR2 = routine1(), routine2()</text:span></text:p>
            <text:p><text:span text:style-name="T67">current = CR1</text:span></text:p>
            <text:p text:style-name="P27"><text:span text:style-name="T68">while</text:span><text:span text:style-name="T67"> </text:span><text:span text:style-name="T72">True</text:span><text:span text:style-name="T67">:</text:span></text:p>
            <text:p><text:span text:style-name="T67"><text:s text:c="4"/></text:span><text:span text:style-name="T68">if</text:span><text:span text:style-name="T67"> current </text:span><text:span text:style-name="T68">is</text:span><text:span text:style-name="T67"> </text:span><text:span text:style-name="T69">"DONE"</text:span><text:span text:style-name="T67">: </text:span><text:span text:style-name="T68">break</text:span></text:p>
            <text:p><text:span text:style-name="T67"><text:s text:c="4"/></text:span><text:span text:style-name="T67">current = current.</text:span><text:span text:style-name="T72">next</text:span><text:span text:style-name="T67">()</text:span></text:p>
            <text:p text:style-name="P27"><text:span text:style-name="T73"># Prints-&gt; A C B D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EP 342" draw:style-name="dp1" draw:master-page-name="Default" presentation:presentation-page-layout-name="AL1T0" xml:id="id20" draw:id="id20">
        <office:forms form:automatic-focus="false" form:apply-design-mode="false"/>
        <draw:frame presentation:style-name="pr1" draw:text-style-name="P2" draw:layer="layout" svg:width="24.998cm" svg:height="15.963cm" svg:x="1.546cm" svg:y="2.835cm" presentation:class="outline" presentation:user-transformed="true">
          <draw:text-box>
            <text:p><text:span text:style-name="T1">You might think: </text:span><text:span text:style-name="T13">“Python didn't have coroutines until PEP 342 implemented them for 2.5.”</text:span></text:p>
            <text:p><text:span text:style-name="T1">You would be wrong, despite the PEP 342 title “Coroutines via Enhanced Generators.” You still need a trampoline nowadays, and “coroutines” are still really only semi-coroutines.</text:span></text:p>
            <text:p><text:span text:style-name="T1">Quibbles aside, it is most certainly nicer to inject data into a generator than it is to pass around a shared data structure like a </text:span><text:span text:style-name="T13">Queue.Queue</text:span><text:span text:style-name="T1"> or a mutable type that needs housekeeping.</text:span></text:p>
            <text:p><text:span text:style-name="T1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ython-like true coroutines" draw:style-name="dp1" draw:master-page-name="Default" presentation:presentation-page-layout-name="AL1T0" xml:id="id21" draw:id="id21">
        <office:forms form:automatic-focus="false" form:apply-design-mode="false"/>
        <draw:frame presentation:style-name="pr4" draw:text-style-name="P28" draw:layer="layout" svg:width="24.892cm" svg:height="2.567cm" svg:x="1.524cm" svg:y="2.833cm" presentation:class="outline" presentation:user-transformed="true">
          <draw:text-box>
            <text:p text:style-name="P22"><text:span text:style-name="T74">What if a language </text:span><text:span text:style-name="T75">similar to Python</text:span><text:span text:style-name="T74"> had direct coroutines (including data injection)?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custom-shape draw:style-name="gr4" draw:text-style-name="P24" draw:layer="layout" svg:width="2.413cm" svg:height="11.684cm" svg:x="20.624cm" svg:y="6.5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2.413cm" svg:height="11.684cm" svg:x="24.225cm" svg:y="6.51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33cm" svg:height="0.806cm" svg:x="20.251cm" svg:y="5.808cm">
          <draw:text-box>
            <text:p><text:span text:style-name="T3">Coroutine #1</text:span></text:p>
          </draw:text-box>
        </draw:frame>
        <draw:frame draw:style-name="gr2" draw:text-style-name="P5" draw:layer="layout" svg:width="3.33cm" svg:height="0.806cm" svg:x="23.751cm" svg:y="5.808cm">
          <draw:text-box>
            <text:p><text:span text:style-name="T3">Coroutine #2</text:span></text:p>
          </draw:text-box>
        </draw:frame>
        <draw:line draw:style-name="gr5" draw:text-style-name="P14" draw:layer="layout" svg:x1="21.767cm" svg:y1="6.516cm" svg:x2="21.767cm" svg:y2="9.056cm">
          <text:p/>
        </draw:line>
        <draw:frame draw:style-name="gr2" draw:text-style-name="P5" draw:layer="layout" svg:width="2.454cm" svg:height="0.806cm" svg:x="20.424cm" svg:y="8.97cm">
          <draw:text-box>
            <text:p><text:span text:style-name="T3">cocall #2</text:span></text:p>
          </draw:text-box>
        </draw:frame>
        <draw:line draw:style-name="gr5" draw:text-style-name="P14" draw:layer="layout" svg:x1="22.86cm" svg:y1="9.144cm" svg:x2="25.45cm" svg:y2="6.643cm">
          <text:p/>
        </draw:line>
        <draw:line draw:style-name="gr5" draw:text-style-name="P14" draw:layer="layout" svg:x1="25.45cm" svg:y1="6.77cm" svg:x2="25.45cm" svg:y2="12.358cm">
          <text:p/>
        </draw:line>
        <draw:frame draw:style-name="gr2" draw:text-style-name="P5" draw:layer="layout" svg:width="3.33cm" svg:height="0.806cm" svg:x="20.251cm" svg:y="5.808cm">
          <draw:text-box>
            <text:p><text:span text:style-name="T3">Coroutine #1</text:span></text:p>
          </draw:text-box>
        </draw:frame>
        <draw:frame draw:style-name="gr6" draw:text-style-name="P5" draw:layer="layout" svg:width="2.454cm" svg:height="0.806cm" svg:x="24.424cm" svg:y="12.271cm">
          <draw:text-box>
            <text:p><text:span text:style-name="T3">cocall #1</text:span></text:p>
          </draw:text-box>
        </draw:frame>
        <draw:line draw:style-name="gr5" draw:text-style-name="P14" draw:layer="layout" svg:x1="24.384cm" svg:y1="12.446cm" svg:x2="21.767cm" svg:y2="9.691cm">
          <text:p/>
        </draw:line>
        <draw:line draw:style-name="gr5" draw:text-style-name="P14" draw:layer="layout" svg:x1="21.767cm" svg:y1="9.816cm" svg:x2="21.767cm" svg:y2="15.279cm">
          <text:p/>
        </draw:line>
        <draw:line draw:style-name="gr5" draw:text-style-name="P14" draw:layer="layout" svg:x1="22.878cm" svg:y1="15.483cm" svg:x2="25.451cm" svg:y2="12.943cm">
          <text:p/>
        </draw:line>
        <draw:frame draw:style-name="gr2" draw:text-style-name="P5" draw:layer="layout" svg:width="2.454cm" svg:height="0.806cm" svg:x="20.424cm" svg:y="15.171cm">
          <draw:text-box>
            <text:p><text:span text:style-name="T3">cocall #2</text:span></text:p>
          </draw:text-box>
        </draw:frame>
        <draw:line draw:style-name="gr5" draw:text-style-name="P14" draw:layer="layout" svg:x1="25.45cm" svg:y1="13.07cm" svg:x2="25.45cm" svg:y2="18.2cm">
          <text:p/>
        </draw:line>
        <draw:frame draw:style-name="gr2" draw:text-style-name="P25" draw:layer="layout" svg:width="0.925cm" svg:height="0.962cm" svg:x="20.998cm" svg:y="7.256cm">
          <draw:text-box>
            <text:p><text:span text:style-name="T63">A</text:span></text:p>
          </draw:text-box>
        </draw:frame>
        <draw:frame draw:style-name="gr2" draw:text-style-name="P25" draw:layer="layout" svg:width="0.925cm" svg:height="0.962cm" svg:x="20.998cm" svg:y="11.856cm">
          <draw:text-box>
            <text:p><text:span text:style-name="T63">B</text:span></text:p>
          </draw:text-box>
        </draw:frame>
        <draw:frame draw:style-name="gr2" draw:text-style-name="P25" draw:layer="layout" svg:width="0.959cm" svg:height="0.962cm" svg:x="25.398cm" svg:y="8.956cm">
          <draw:text-box>
            <text:p><text:span text:style-name="T63">C</text:span></text:p>
          </draw:text-box>
        </draw:frame>
        <draw:frame draw:style-name="gr2" draw:text-style-name="P25" draw:layer="layout" svg:width="0.959cm" svg:height="0.962cm" svg:x="25.398cm" svg:y="15.456cm">
          <draw:text-box>
            <text:p><text:span text:style-name="T63">D</text:span></text:p>
          </draw:text-box>
        </draw:frame>
        <draw:frame draw:style-name="gr8" draw:text-style-name="P29" draw:layer="layout" svg:width="18.261cm" svg:height="10.415cm" svg:x="2.059cm" svg:y="6.023cm">
          <draw:text-box>
            <text:p><text:span text:style-name="T64">def</text:span><text:span text:style-name="T65"> </text:span><text:span text:style-name="T66">routine1</text:span><text:span text:style-name="T65">(data):</text:span></text:p>
            <text:p><text:span text:style-name="T67"><text:s text:c="4"/></text:span><text:span text:style-name="T68">print</text:span><text:span text:style-name="T67"> </text:span><text:span text:style-name="T69">"A</text:span><text:span text:style-name="T76">"</text:span><text:span text:style-name="T67">, data,</text:span></text:p>
            <text:p><text:span text:style-name="T77"><text:s text:c="4"/></text:span><text:span text:style-name="T77">data = </text:span><text:span text:style-name="T68">switch to</text:span><text:span text:style-name="T78"> </text:span><text:span text:style-name="T67">routine2</text:span><text:span text:style-name="T69"> </text:span><text:span text:style-name="T68">send</text:span><text:span text:style-name="T79"> </text:span><text:span text:style-name="T76">"</text:span><text:span text:style-name="T80">a"</text:span></text:p>
            <text:p><text:span text:style-name="T67"><text:s text:c="4"/></text:span><text:span text:style-name="T68">print</text:span><text:span text:style-name="T67"> </text:span><text:span text:style-name="T69">"B"</text:span><text:span text:style-name="T67">, data, </text:span></text:p>
            <text:p><text:span text:style-name="T78"><text:s text:c="4"/></text:span><text:span text:style-name="T70">data</text:span><text:span text:style-name="T67"> =</text:span><text:span text:style-name="T69"> </text:span><text:span text:style-name="T43">switch to</text:span><text:span text:style-name="T81"> </text:span><text:span text:style-name="T42">routine2</text:span><text:span text:style-name="T82"> </text:span><text:span text:style-name="T43">send</text:span><text:span text:style-name="T83"> </text:span><text:span text:style-name="T84">"b"</text:span></text:p>
            <text:p><text:span text:style-name="T67"/></text:p>
            <text:p><text:span text:style-name="T68">def</text:span><text:span text:style-name="T67"> </text:span><text:span text:style-name="T71">routine2</text:span><text:span text:style-name="T67">(data):</text:span></text:p>
            <text:p><text:span text:style-name="T67"><text:s text:c="4"/></text:span><text:span text:style-name="T68">print</text:span><text:span text:style-name="T67"> </text:span><text:span text:style-name="T69">"C"</text:span><text:span text:style-name="T67">, data,</text:span></text:p>
            <text:p><text:span text:style-name="T78"><text:s text:c="4"/></text:span><text:span text:style-name="T77">data = </text:span><text:span text:style-name="T85">switch to</text:span><text:span text:style-name="T77"> </text:span><text:span text:style-name="T67">routine1</text:span><text:span text:style-name="T69"> </text:span><text:span text:style-name="T68">send</text:span><text:span text:style-name="T69"> </text:span><text:span text:style-name="T76">"</text:span><text:span text:style-name="T69">c</text:span><text:span text:style-name="T76">"</text:span></text:p>
            <text:p><text:span text:style-name="T67"><text:s text:c="4"/></text:span><text:span text:style-name="T68">print</text:span><text:span text:style-name="T67"> </text:span><text:span text:style-name="T69">"D"</text:span><text:span text:style-name="T67">, data,</text:span></text:p>
            <text:p><text:span text:style-name="T67"/></text:p>
            <text:p><text:span text:style-name="T67">routine1(</text:span><text:span text:style-name="T69">'x'</text:span><text:span text:style-name="T67">) </text:span><text:span text:style-name="T73">#-&gt; A x C a B c D b</text:span></text:p>
          </draw:text-box>
        </draw:frame>
        <draw:frame draw:style-name="gr9" draw:text-style-name="P30" draw:layer="layout" svg:width="18.782cm" svg:height="1.534cm" svg:x="1.484cm" svg:y="17.317cm">
          <draw:text-box>
            <text:p><text:span text:style-name="T86">This </text:span><text:span text:style-name="T87">does </text:span><text:span text:style-name="T86">avoid trampolines.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rampoline with injection 0" draw:style-name="dp1" draw:master-page-name="Default" presentation:presentation-page-layout-name="AL1T0" xml:id="id22" draw:id="id22">
        <office:forms form:automatic-focus="false" form:apply-design-mode="false"/>
        <draw:frame presentation:style-name="pr5" draw:text-style-name="P28" draw:layer="layout" svg:width="24.892cm" svg:height="15.753cm" svg:x="1.524cm" svg:y="2.833cm" presentation:class="outline" presentation:user-transformed="true">
          <draw:text-box>
            <text:p text:style-name="P22"><text:span text:style-name="T74">In actual Python we still need a thin trampoline:</text:span></text:p>
            <text:p text:style-name="P31"><text:span text:style-name="T88">def</text:span><text:span text:style-name="T89"> routine1(data): # START routine passed data</text:span></text:p>
            <text:p text:style-name="P32"><text:span text:style-name="T89"><text:s text:c="4"/></text:span><text:span text:style-name="T88">print</text:span><text:span text:style-name="T89"> "A",data,; data = </text:span><text:span text:style-name="T88">yield</text:span><text:span text:style-name="T89"> (R2,'a')</text:span></text:p>
            <text:p text:style-name="P32"><text:span text:style-name="T89"><text:s text:c="4"/></text:span><text:span text:style-name="T88">print</text:span><text:span text:style-name="T89"> "B",data,; data = </text:span><text:span text:style-name="T88">yield</text:span><text:span text:style-name="T89"> (R2,'b')</text:span></text:p>
            <text:p text:style-name="P33"><text:span text:style-name="T88">def</text:span><text:span text:style-name="T89"> routine2():</text:span></text:p>
            <text:p text:style-name="P32"><text:span text:style-name="T89"><text:s text:c="4"/></text:span><text:span text:style-name="T89">data = </text:span><text:span text:style-name="T88">yield</text:span><text:span text:style-name="T89"> <text:s/># Others primed with throwaway</text:span></text:p>
            <text:p text:style-name="P32"><text:span text:style-name="T89"><text:s text:c="4"/></text:span><text:span text:style-name="T88">print</text:span><text:span text:style-name="T89"> "C",data,; data = </text:span><text:span text:style-name="T88">yield</text:span><text:span text:style-name="T89"> (R1,'c')</text:span></text:p>
            <text:p text:style-name="P32"><text:span text:style-name="T89"><text:s text:c="4"/></text:span><text:span text:style-name="T88">print</text:span><text:span text:style-name="T89"> "D",data,</text:span></text:p>
            <text:p text:style-name="P33"><text:span text:style-name="T89">R1, R2 = routine1('x'), routine2()</text:span></text:p>
            <text:p text:style-name="P32"><text:span text:style-name="T89">(current,data), _ = R1.next(), R2.next()</text:span></text:p>
            <text:p text:style-name="P32"><text:span text:style-name="T88">while</text:span><text:span text:style-name="T89"> True:</text:span></text:p>
            <text:p text:style-name="P32"><text:span text:style-name="T89"><text:s text:c="4"/></text:span><text:span text:style-name="T88">try</text:span><text:span text:style-name="T89">: current, data = current.send(data)</text:span></text:p>
            <text:p text:style-name="P32"><text:span text:style-name="T89"><text:s text:c="4"/></text:span><text:span text:style-name="T88">except</text:span><text:span text:style-name="T89"> StopIteration: </text:span><text:span text:style-name="T88">break</text:span></text:p>
            <text:p text:style-name="P34"><text:span text:style-name="T90"># Prints -&gt; A x C a B c D b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2.902cm" svg:height="0.886cm" svg:x="0.188cm" svg:y="20.017cm">
          <draw:text-box>
            <text:p><text:span text:style-name="T16">(more...)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rampoline with injection 1" draw:style-name="dp1" draw:master-page-name="Default" presentation:presentation-page-layout-name="AL1T0" xml:id="id23" draw:id="id23">
        <office:forms form:automatic-focus="false" form:apply-design-mode="false"/>
        <draw:custom-shape draw:style-name="gr3" draw:text-style-name="P14" draw:layer="layout" svg:width="22.86cm" svg:height="3.216cm" svg:x="2.286cm" svg:y="4.5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4.892cm" svg:height="15.753cm" svg:x="1.524cm" svg:y="2.833cm" presentation:class="outline" presentation:user-transformed="true">
          <draw:text-box>
            <text:p text:style-name="P22"><text:span text:style-name="T74">Each </text:span><text:span text:style-name="T10">yield</text:span><text:span text:style-name="T91"> selects a target and injects some data</text:span><text:span text:style-name="T74">:</text:span></text:p>
            <text:p text:style-name="P35"><text:span text:style-name="T92">def</text:span><text:span text:style-name="T93"> </text:span><text:span text:style-name="T94">routine1</text:span><text:span text:style-name="T93">(data): </text:span><text:span text:style-name="T90"># START routine passed data</text:span></text:p>
            <text:p text:style-name="P36"><text:span text:style-name="T93"><text:s text:c="4"/></text:span><text:span text:style-name="T92">print</text:span><text:span text:style-name="T93"> </text:span><text:span text:style-name="T95">"A"</text:span><text:span text:style-name="T93">,data,; data = </text:span><text:span text:style-name="T92">yield</text:span><text:span text:style-name="T93"> (R2,'</text:span><text:span text:style-name="T95">a'</text:span><text:span text:style-name="T93">)</text:span></text:p>
            <text:p text:style-name="P36"><text:span text:style-name="T93"><text:s text:c="4"/></text:span><text:span text:style-name="T92">print</text:span><text:span text:style-name="T93"> </text:span><text:span text:style-name="T95">"B"</text:span><text:span text:style-name="T93">,data,; data = </text:span><text:span text:style-name="T92">yield</text:span><text:span text:style-name="T93"> (R2,'</text:span><text:span text:style-name="T95">b'</text:span><text:span text:style-name="T93">)</text:span></text:p>
            <text:p text:style-name="P37"><text:span text:style-name="T92">def</text:span><text:span text:style-name="T93"> </text:span><text:span text:style-name="T94">routine2</text:span><text:span text:style-name="T93">():</text:span></text:p>
            <text:p text:style-name="P36"><text:span text:style-name="T93"><text:s text:c="4"/></text:span><text:span text:style-name="T93">data = </text:span><text:span text:style-name="T92">yield</text:span><text:span text:style-name="T93"> <text:s/></text:span><text:span text:style-name="T90"># Others primed with throwaway</text:span></text:p>
            <text:p text:style-name="P36"><text:span text:style-name="T93"><text:s text:c="4"/></text:span><text:span text:style-name="T92">print</text:span><text:span text:style-name="T93"> </text:span><text:span text:style-name="T95">"C"</text:span><text:span text:style-name="T93">,data,; data = </text:span><text:span text:style-name="T92">yield</text:span><text:span text:style-name="T93"> (R1,'</text:span><text:span text:style-name="T95">c'</text:span><text:span text:style-name="T93">)</text:span></text:p>
            <text:p text:style-name="P36"><text:span text:style-name="T93"><text:s text:c="4"/></text:span><text:span text:style-name="T92">print</text:span><text:span text:style-name="T93"> </text:span><text:span text:style-name="T95">"D"</text:span><text:span text:style-name="T93">,data,</text:span></text:p>
            <text:p text:style-name="P37"><text:span text:style-name="T93">R1, R2 = routine1(</text:span><text:span text:style-name="T95">'x'</text:span><text:span text:style-name="T93">), routine2()</text:span></text:p>
            <text:p text:style-name="P36"><text:span text:style-name="T93">(current,data), _ = R1.</text:span><text:span text:style-name="T96">next</text:span><text:span text:style-name="T93">(), R2.</text:span><text:span text:style-name="T96">next</text:span><text:span text:style-name="T93">()</text:span></text:p>
            <text:p text:style-name="P36"><text:span text:style-name="T92">while</text:span><text:span text:style-name="T96"> True</text:span><text:span text:style-name="T93">:</text:span></text:p>
            <text:p text:style-name="P36"><text:span text:style-name="T93"><text:s text:c="4"/></text:span><text:span text:style-name="T92">try</text:span><text:span text:style-name="T93">: current, data = current.</text:span><text:span text:style-name="T96">send</text:span><text:span text:style-name="T93">(data)</text:span></text:p>
            <text:p text:style-name="P36"><text:span text:style-name="T93"><text:s text:c="4"/></text:span><text:span text:style-name="T92">except</text:span><text:span text:style-name="T96"> StopIteration: </text:span><text:span text:style-name="T92">break</text:span></text:p>
            <text:p text:style-name="P35"><text:span text:style-name="T97"># Prints -&gt; A x C a B c D b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rampoline with injection 2" draw:style-name="dp1" draw:master-page-name="Default" presentation:presentation-page-layout-name="AL1T0" xml:id="id24" draw:id="id24">
        <office:forms form:automatic-focus="false" form:apply-design-mode="false"/>
        <draw:custom-shape draw:style-name="gr3" draw:text-style-name="P14" draw:layer="layout" svg:width="22.86cm" svg:height="1.942cm" svg:x="2.286cm" svg:y="12.44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4.892cm" svg:height="15.753cm" svg:x="1.524cm" svg:y="2.833cm" presentation:class="outline" presentation:user-transformed="true">
          <draw:text-box>
            <text:p text:style-name="P22"><text:span text:style-name="T74">Coroutines need to be “primed” first:</text:span></text:p>
            <text:p text:style-name="P35"><text:span text:style-name="T92">def</text:span><text:span text:style-name="T93"> </text:span><text:span text:style-name="T94">routine1</text:span><text:span text:style-name="T93">(data): </text:span><text:span text:style-name="T90"># START routine passed data</text:span></text:p>
            <text:p text:style-name="P36"><text:span text:style-name="T93"><text:s text:c="4"/></text:span><text:span text:style-name="T92">print</text:span><text:span text:style-name="T93"> </text:span><text:span text:style-name="T95">"A"</text:span><text:span text:style-name="T93">,data,; data = </text:span><text:span text:style-name="T92">yield</text:span><text:span text:style-name="T93"> (R2,'</text:span><text:span text:style-name="T95">a'</text:span><text:span text:style-name="T93">)</text:span></text:p>
            <text:p text:style-name="P36"><text:span text:style-name="T93"><text:s text:c="4"/></text:span><text:span text:style-name="T92">print</text:span><text:span text:style-name="T93"> </text:span><text:span text:style-name="T95">"B"</text:span><text:span text:style-name="T93">,data,; data = </text:span><text:span text:style-name="T92">yield</text:span><text:span text:style-name="T93"> (R2,'</text:span><text:span text:style-name="T95">b'</text:span><text:span text:style-name="T93">)</text:span></text:p>
            <text:p text:style-name="P37"><text:span text:style-name="T92">def</text:span><text:span text:style-name="T93"> </text:span><text:span text:style-name="T94">routine2</text:span><text:span text:style-name="T93">():</text:span></text:p>
            <text:p text:style-name="P36"><text:span text:style-name="T93"><text:s text:c="4"/></text:span><text:span text:style-name="T93">data = </text:span><text:span text:style-name="T92">yield</text:span><text:span text:style-name="T93"> <text:s/></text:span><text:span text:style-name="T90"># Others primed with throwaway</text:span></text:p>
            <text:p text:style-name="P36"><text:span text:style-name="T93"><text:s text:c="4"/></text:span><text:span text:style-name="T92">print</text:span><text:span text:style-name="T93"> </text:span><text:span text:style-name="T95">"C"</text:span><text:span text:style-name="T93">,data,; data = </text:span><text:span text:style-name="T92">yield</text:span><text:span text:style-name="T93"> (R1,'</text:span><text:span text:style-name="T95">c'</text:span><text:span text:style-name="T93">)</text:span></text:p>
            <text:p text:style-name="P36"><text:span text:style-name="T93"><text:s text:c="4"/></text:span><text:span text:style-name="T92">print</text:span><text:span text:style-name="T93"> </text:span><text:span text:style-name="T95">"D"</text:span><text:span text:style-name="T93">,data,</text:span></text:p>
            <text:p text:style-name="P37"><text:span text:style-name="T93">R1, R2 = routine1(</text:span><text:span text:style-name="T95">'x'</text:span><text:span text:style-name="T93">), routine2()</text:span></text:p>
            <text:p text:style-name="P36"><text:span text:style-name="T93">(current,data), _ = R1.</text:span><text:span text:style-name="T96">next</text:span><text:span text:style-name="T93">(), R2.</text:span><text:span text:style-name="T96">next</text:span><text:span text:style-name="T93">()</text:span></text:p>
            <text:p text:style-name="P36"><text:span text:style-name="T92">while</text:span><text:span text:style-name="T96"> True</text:span><text:span text:style-name="T93">:</text:span></text:p>
            <text:p text:style-name="P36"><text:span text:style-name="T93"><text:s text:c="4"/></text:span><text:span text:style-name="T92">try</text:span><text:span text:style-name="T93">: current, data = current.</text:span><text:span text:style-name="T96">send</text:span><text:span text:style-name="T93">(data)</text:span></text:p>
            <text:p text:style-name="P36"><text:span text:style-name="T93"><text:s text:c="4"/></text:span><text:span text:style-name="T92">except</text:span><text:span text:style-name="T96"> StopIteration: </text:span><text:span text:style-name="T92">break</text:span></text:p>
            <text:p text:style-name="P35"><text:span text:style-name="T97"># Prints -&gt; A x C a B c D b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14.375cm" svg:height="0.886cm" svg:x="0.187cm" svg:y="20.017cm">
          <draw:text-box>
            <text:p><text:span text:style-name="T16">(Priming with a decorator would be more elegant)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rampoline with injection 3" draw:style-name="dp1" draw:master-page-name="Default" presentation:presentation-page-layout-name="AL1T0" xml:id="id25" draw:id="id25">
        <office:forms form:automatic-focus="false" form:apply-design-mode="false"/>
        <draw:custom-shape draw:style-name="gr3" draw:text-style-name="P14" draw:layer="layout" svg:width="22.86cm" svg:height="3.054cm" svg:x="2.286cm" svg:y="14.37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4.892cm" svg:height="15.753cm" svg:x="1.524cm" svg:y="2.833cm" presentation:class="outline" presentation:user-transformed="true">
          <draw:text-box>
            <text:p text:style-name="P22"><text:span text:style-name="T74">The trampoline loop itself is trivially simple:</text:span></text:p>
            <text:p text:style-name="P35"><text:span text:style-name="T92">def</text:span><text:span text:style-name="T93"> </text:span><text:span text:style-name="T94">routine1</text:span><text:span text:style-name="T93">(data): </text:span><text:span text:style-name="T90"># START routine passed data</text:span></text:p>
            <text:p text:style-name="P36"><text:span text:style-name="T93"><text:s text:c="4"/></text:span><text:span text:style-name="T92">print</text:span><text:span text:style-name="T93"> </text:span><text:span text:style-name="T95">"A"</text:span><text:span text:style-name="T93">,data,; data = </text:span><text:span text:style-name="T92">yield</text:span><text:span text:style-name="T93"> (R2,'</text:span><text:span text:style-name="T95">a'</text:span><text:span text:style-name="T93">)</text:span></text:p>
            <text:p text:style-name="P36"><text:span text:style-name="T93"><text:s text:c="4"/></text:span><text:span text:style-name="T92">print</text:span><text:span text:style-name="T93"> </text:span><text:span text:style-name="T95">"B"</text:span><text:span text:style-name="T93">,data,; data = </text:span><text:span text:style-name="T92">yield</text:span><text:span text:style-name="T93"> (R2,'</text:span><text:span text:style-name="T95">b'</text:span><text:span text:style-name="T93">)</text:span></text:p>
            <text:p text:style-name="P37"><text:span text:style-name="T92">def</text:span><text:span text:style-name="T93"> </text:span><text:span text:style-name="T94">routine2</text:span><text:span text:style-name="T93">():</text:span></text:p>
            <text:p text:style-name="P36"><text:span text:style-name="T93"><text:s text:c="4"/></text:span><text:span text:style-name="T93">data = </text:span><text:span text:style-name="T92">yield</text:span><text:span text:style-name="T93"> <text:s/></text:span><text:span text:style-name="T90"># Others primed with throwaway</text:span></text:p>
            <text:p text:style-name="P36"><text:span text:style-name="T93"><text:s text:c="4"/></text:span><text:span text:style-name="T92">print</text:span><text:span text:style-name="T93"> </text:span><text:span text:style-name="T95">"C"</text:span><text:span text:style-name="T93">,data,; data = </text:span><text:span text:style-name="T92">yield</text:span><text:span text:style-name="T93"> (R1,'</text:span><text:span text:style-name="T95">c'</text:span><text:span text:style-name="T93">)</text:span></text:p>
            <text:p text:style-name="P36"><text:span text:style-name="T93"><text:s text:c="4"/></text:span><text:span text:style-name="T92">print</text:span><text:span text:style-name="T93"> </text:span><text:span text:style-name="T95">"D"</text:span><text:span text:style-name="T93">,data,</text:span></text:p>
            <text:p text:style-name="P37"><text:span text:style-name="T93">R1, R2 = routine1(</text:span><text:span text:style-name="T95">'x'</text:span><text:span text:style-name="T93">), routine2()</text:span></text:p>
            <text:p text:style-name="P36"><text:span text:style-name="T93">(current,data), _ = R1.</text:span><text:span text:style-name="T96">next</text:span><text:span text:style-name="T93">(), R2.</text:span><text:span text:style-name="T96">next</text:span><text:span text:style-name="T93">()</text:span></text:p>
            <text:p text:style-name="P36"><text:span text:style-name="T92">while</text:span><text:span text:style-name="T96"> True</text:span><text:span text:style-name="T93">:</text:span></text:p>
            <text:p text:style-name="P36"><text:span text:style-name="T93"><text:s text:c="4"/></text:span><text:span text:style-name="T92">try</text:span><text:span text:style-name="T93">: current, data = current.</text:span><text:span text:style-name="T96">send</text:span><text:span text:style-name="T93">(data)</text:span></text:p>
            <text:p text:style-name="P36"><text:span text:style-name="T93"><text:s text:c="4"/></text:span><text:span text:style-name="T92">except</text:span><text:span text:style-name="T96"> StopIteration: </text:span><text:span text:style-name="T92">break</text:span></text:p>
            <text:p text:style-name="P35"><text:span text:style-name="T97"># Prints -&gt; A x C a B c D b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Indefinite generator" draw:style-name="dp1" draw:master-page-name="Default" presentation:presentation-page-layout-name="AL1T0" xml:id="id26" draw:id="id26">
        <office:forms form:automatic-focus="false" form:apply-design-mode="false"/>
        <draw:frame presentation:style-name="pr5" draw:text-style-name="P28" draw:layer="layout" svg:width="24.892cm" svg:height="17.203cm" svg:x="1.524cm" svg:y="2.833cm" presentation:class="outline" presentation:user-transformed="true">
          <draw:text-box>
            <text:p text:style-name="P22"><text:span text:style-name="T74">In a more fleshed-out example, each generator is likely to loop indefinitely, and </text:span><text:span text:style-name="T98">cocall</text:span><text:span text:style-name="T74"> based on conditional tests. <text:s/>E.g. (but still hypothetical):</text:span></text:p>
            <text:p text:style-name="P35"><text:span text:style-name="T92">def</text:span><text:span text:style-name="T93"> </text:span><text:span text:style-name="T94">stage1</text:span><text:span text:style-name="T93">():</text:span></text:p>
            <text:p text:style-name="P36"><text:span text:style-name="T93"><text:s text:c="4"/></text:span><text:span text:style-name="T92">while</text:span><text:span text:style-name="T96"> True</text:span><text:span text:style-name="T93">:</text:span></text:p>
            <text:p text:style-name="P36"><text:span text:style-name="T99"><text:s text:c="8"/></text:span><text:span text:style-name="T99">data = get_nowait() </text:span><text:span text:style-name="T100"># DB,socket,queue,etc.</text:span></text:p>
            <text:p text:style-name="P36"><text:span text:style-name="T99"><text:s text:c="8"/></text:span><text:span text:style-name="T99">crunch(data) <text:s text:c="5"/></text:span><text:span text:style-name="T100"># crunch() ignores None</text:span></text:p>
            <text:p text:style-name="P36"><text:span text:style-name="T99"><text:s text:c="8"/></text:span><text:span text:style-name="T101">if</text:span><text:span text:style-name="T99"> data </text:span><text:span text:style-name="T101">is</text:span><text:span text:style-name="T99"> </text:span><text:span text:style-name="T102">None</text:span><text:span text:style-name="T99">:</text:span></text:p>
            <text:p text:style-name="P36"><text:span text:style-name="T99"><text:s text:c="12"/></text:span><text:span text:style-name="T101">yield</text:span><text:span text:style-name="T99"> (</text:span><text:span text:style-name="T103">'newtask'</text:span><text:span text:style-name="T99">, </text:span><text:span text:style-name="T102">None</text:span><text:span text:style-name="T99">)</text:span></text:p>
            <text:p text:style-name="P36"><text:span text:style-name="T93"><text:s text:c="8"/></text:span><text:span text:style-name="T92">elif</text:span><text:span text:style-name="T93"> isType(data, this):</text:span></text:p>
            <text:p text:style-name="P36"><text:span text:style-name="T93"><text:s text:c="12"/></text:span><text:span text:style-name="T93">data = </text:span><text:span text:style-name="T92">yield</text:span><text:span text:style-name="T93"> (</text:span><text:span text:style-name="T95">'stage2'</text:span><text:span text:style-name="T93">, data)</text:span></text:p>
            <text:p text:style-name="P36"><text:span text:style-name="T93"><text:s text:c="8"/></text:span><text:span text:style-name="T92">elif</text:span><text:span text:style-name="T93"> isType(data, that):</text:span></text:p>
            <text:p text:style-name="P36"><text:span text:style-name="T93"><text:s text:c="12"/></text:span><text:span text:style-name="T93">data = </text:span><text:span text:style-name="T92">yield</text:span><text:span text:style-name="T93"> (</text:span><text:span text:style-name="T95">'stage3'</text:span><text:span text:style-name="T93">, data)</text:span></text:p>
            <text:p text:style-name="P36"><text:span text:style-name="T93"><text:s text:c="8"/></text:span><text:span text:style-name="T92">else</text:span><text:span text:style-name="T93">:</text:span></text:p>
            <text:p text:style-name="P36"><text:span text:style-name="T93"><text:s text:c="12"/></text:span><text:span text:style-name="T92">break</text:span><text:span text:style-name="T93"> <text:s text:c="11"/></text:span></text:p>
            <text:p text:style-name="P35"><text:span text:style-name="T97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co_trampoline" draw:style-name="dp1" draw:master-page-name="Default" presentation:presentation-page-layout-name="AL1T0" xml:id="id27" draw:id="id27">
        <office:forms form:automatic-focus="false" form:apply-design-mode="false"/>
        <draw:frame presentation:style-name="pr5" draw:text-style-name="P28" draw:layer="layout" svg:width="24.892cm" svg:height="15.173cm" svg:x="1.524cm" svg:y="2.833cm" presentation:class="outline" presentation:user-transformed="true">
          <draw:text-box>
            <text:p text:style-name="P22"><text:span text:style-name="T104">Coroutines and “weightless threads” just need slightly different schedulers/trampolines:</text:span></text:p>
            <text:p text:style-name="P38"><text:span text:style-name="T105">def</text:span><text:span text:style-name="T106"> co_trampoline(generators, start, init_data):</text:span></text:p>
            <text:p text:style-name="P36"><text:span text:style-name="T106"><text:s text:c="4"/></text:span><text:span text:style-name="T106">CRs =</text:span><text:span text:style-name="T107"> {}</text:span></text:p>
            <text:p text:style-name="P36"><text:span text:style-name="T106"><text:s text:c="4"/></text:span><text:span text:style-name="T105">for</text:span><text:span text:style-name="T106"> g </text:span><text:span text:style-name="T105">in</text:span><text:span text:style-name="T106"> generators:</text:span></text:p>
            <text:p text:style-name="P36"><text:span text:style-name="T106"><text:s text:c="8"/></text:span><text:span text:style-name="T105">if</text:span><text:span text:style-name="T106"> g </text:span><text:span text:style-name="T105">is</text:span><text:span text:style-name="T106"> start:</text:span></text:p>
            <text:p text:style-name="P36"><text:span text:style-name="T106"><text:s text:c="12"/></text:span><text:span text:style-name="T106">coroutine = g(init_data)</text:span></text:p>
            <text:p text:style-name="P36"><text:span text:style-name="T106"><text:s text:c="12"/></text:span><text:span text:style-name="T106">curr, data = coroutine.next()</text:span></text:p>
            <text:p text:style-name="P36"><text:span text:style-name="T106"><text:s text:c="8"/></text:span><text:span text:style-name="T105">else</text:span><text:span text:style-name="T106">:</text:span></text:p>
            <text:p text:style-name="P39"><text:span text:style-name="T106"><text:s text:c="15"/></text:span><text:span text:style-name="T108">coroutine</text:span><text:span text:style-name="T106"> = g(); </text:span><text:span text:style-name="T108">coroutine</text:span><text:span text:style-name="T106">.next()</text:span></text:p>
            <text:p text:style-name="P39"><text:span text:style-name="T106"><text:s text:c="11"/></text:span><text:span text:style-name="T106">CRs[</text:span><text:span text:style-name="T108">coroutine</text:span><text:span text:style-name="T106">.__name__] = </text:span><text:span text:style-name="T109">coroutine</text:span></text:p>
            <text:p text:style-name="P40"><text:span text:style-name="T105"><text:s text:c="4"/></text:span><text:span text:style-name="T105">while</text:span><text:span text:style-name="T106"> True:</text:span></text:p>
            <text:p text:style-name="P36"><text:span text:style-name="T106"><text:s text:c="8"/></text:span><text:span text:style-name="T105">try</text:span><text:span text:style-name="T106">: curr, data = CRs[curr</text:span><text:span text:style-name="T107">].send(data)</text:span></text:p>
            <text:p text:style-name="P39"><text:span text:style-name="T108"><text:s text:c="11"/></text:span><text:span text:style-name="T110">except</text:span><text:span text:style-name="T108"> StopIteration: </text:span><text:span text:style-name="T110">break</text:span><text:span text:style-name="T106"> 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2.902cm" svg:height="0.886cm" svg:x="0.188cm" svg:y="20.017cm">
          <draw:text-box>
            <text:p><text:span text:style-name="T16">(more...)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co_trampoline setup" draw:style-name="dp1" draw:master-page-name="Default" presentation:presentation-page-layout-name="AL1T0" xml:id="id28" draw:id="id28">
        <office:forms form:automatic-focus="false" form:apply-design-mode="false"/>
        <draw:custom-shape draw:style-name="gr3" draw:text-style-name="P14" draw:layer="layout" svg:width="20.828cm" svg:height="6.646cm" svg:x="4.064cm" svg:y="8.3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4.892cm" svg:height="16.122cm" svg:x="1.524cm" svg:y="2.833cm" presentation:class="outline" presentation:user-transformed="true">
          <draw:text-box>
            <text:p text:style-name="P22"><text:span text:style-name="T104">The </text:span><text:span text:style-name="T75">start</text:span><text:span text:style-name="T104"> generator gets initialized with data, while the others are merely primed:</text:span></text:p>
            <text:p text:style-name="P38"><text:span text:style-name="T92">def</text:span><text:span text:style-name="T93"> </text:span><text:span text:style-name="T94">co_trampoline</text:span><text:span text:style-name="T93">(generators, start, init_data):</text:span></text:p>
            <text:p text:style-name="P36"><text:span text:style-name="T93"><text:s text:c="4"/></text:span><text:span text:style-name="T93">CRs =</text:span><text:span text:style-name="T111"> {}</text:span></text:p>
            <text:p text:style-name="P36"><text:span text:style-name="T93"><text:s text:c="4"/></text:span><text:span text:style-name="T92">for</text:span><text:span text:style-name="T93"> g </text:span><text:span text:style-name="T92">in</text:span><text:span text:style-name="T93"> generators:</text:span></text:p>
            <text:p text:style-name="P36"><text:span text:style-name="T93"><text:s text:c="8"/></text:span><text:span text:style-name="T92">if</text:span><text:span text:style-name="T93"> g </text:span><text:span text:style-name="T92">is</text:span><text:span text:style-name="T93"> start:</text:span></text:p>
            <text:p text:style-name="P36"><text:span text:style-name="T93"><text:s text:c="12"/></text:span><text:span text:style-name="T93">coroutine = g(init_data)</text:span></text:p>
            <text:p text:style-name="P36"><text:span text:style-name="T93"><text:s text:c="12"/></text:span><text:span text:style-name="T93">curr, data = coroutine.</text:span><text:span text:style-name="T96">next</text:span><text:span text:style-name="T93">()</text:span></text:p>
            <text:p text:style-name="P36"><text:span text:style-name="T93"><text:s text:c="8"/></text:span><text:span text:style-name="T92">else</text:span><text:span text:style-name="T93">:</text:span></text:p>
            <text:p text:style-name="P39"><text:span text:style-name="T93"><text:s text:c="15"/></text:span><text:span text:style-name="T70">coroutine</text:span><text:span text:style-name="T93"> = g(); </text:span><text:span text:style-name="T70">coroutine</text:span><text:span text:style-name="T93">.</text:span><text:span text:style-name="T96">next</text:span><text:span text:style-name="T93">()</text:span></text:p>
            <text:p text:style-name="P39"><text:span text:style-name="T93"><text:s text:c="11"/></text:span><text:span text:style-name="T93">CRs[</text:span><text:span text:style-name="T70">coroutine</text:span><text:span text:style-name="T93">.</text:span><text:span text:style-name="T96">__name__</text:span><text:span text:style-name="T93">] = </text:span><text:span text:style-name="T112">coroutine</text:span></text:p>
            <text:p text:style-name="P40"><text:span text:style-name="T92"><text:s text:c="4"/></text:span><text:span text:style-name="T92">while</text:span><text:span text:style-name="T96"> True</text:span><text:span text:style-name="T93">:</text:span></text:p>
            <text:p text:style-name="P36"><text:span text:style-name="T93"><text:s text:c="8"/></text:span><text:span text:style-name="T92">try</text:span><text:span text:style-name="T93">: curr, data = CRs[curr</text:span><text:span text:style-name="T111">].</text:span><text:span text:style-name="T72">send</text:span><text:span text:style-name="T111">(data)</text:span></text:p>
            <text:p text:style-name="P39"><text:span text:style-name="T70"><text:s text:c="11"/></text:span><text:span text:style-name="T85">except</text:span><text:span text:style-name="T113"> StopIteration: </text:span><text:span text:style-name="T85">break</text:span><text:span text:style-name="T93"> </text:span></text:p>
            <text:p text:style-name="P36"><text:span text:style-name="T112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co_trampoline loop" draw:style-name="dp1" draw:master-page-name="Default" presentation:presentation-page-layout-name="AL1T0" xml:id="id29" draw:id="id29">
        <office:forms form:automatic-focus="false" form:apply-design-mode="false"/>
        <draw:custom-shape draw:style-name="gr3" draw:text-style-name="P14" draw:layer="layout" svg:width="20.828cm" svg:height="3.048cm" svg:x="4.064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8" draw:layer="layout" svg:width="24.892cm" svg:height="16.122cm" svg:x="1.524cm" svg:y="2.833cm" presentation:class="outline" presentation:user-transformed="true">
          <draw:text-box>
            <text:p text:style-name="P22"><text:span text:style-name="T104">The trampoline loop itself is, as in the prior examples, essentially trivial:</text:span></text:p>
            <text:p text:style-name="P38"><text:span text:style-name="T92">def</text:span><text:span text:style-name="T93"> </text:span><text:span text:style-name="T94">co_trampoline</text:span><text:span text:style-name="T93">(generators, start, init_data):</text:span></text:p>
            <text:p text:style-name="P36"><text:span text:style-name="T93"><text:s text:c="4"/></text:span><text:span text:style-name="T93">CRs =</text:span><text:span text:style-name="T111"> {}</text:span></text:p>
            <text:p text:style-name="P36"><text:span text:style-name="T93"><text:s text:c="4"/></text:span><text:span text:style-name="T92">for</text:span><text:span text:style-name="T93"> g </text:span><text:span text:style-name="T92">in</text:span><text:span text:style-name="T93"> generators:</text:span></text:p>
            <text:p text:style-name="P36"><text:span text:style-name="T93"><text:s text:c="8"/></text:span><text:span text:style-name="T92">if</text:span><text:span text:style-name="T93"> g </text:span><text:span text:style-name="T92">is</text:span><text:span text:style-name="T93"> start:</text:span></text:p>
            <text:p text:style-name="P36"><text:span text:style-name="T93"><text:s text:c="12"/></text:span><text:span text:style-name="T93">coroutine = g(init_data)</text:span></text:p>
            <text:p text:style-name="P36"><text:span text:style-name="T93"><text:s text:c="12"/></text:span><text:span text:style-name="T93">curr, data = coroutine.</text:span><text:span text:style-name="T96">next</text:span><text:span text:style-name="T93">()</text:span></text:p>
            <text:p text:style-name="P36"><text:span text:style-name="T93"><text:s text:c="8"/></text:span><text:span text:style-name="T92">else</text:span><text:span text:style-name="T93">:</text:span></text:p>
            <text:p text:style-name="P39"><text:span text:style-name="T93"><text:s text:c="15"/></text:span><text:span text:style-name="T70">coroutine</text:span><text:span text:style-name="T93"> = g(); </text:span><text:span text:style-name="T70">coroutine</text:span><text:span text:style-name="T93">.</text:span><text:span text:style-name="T96">next</text:span><text:span text:style-name="T93">()</text:span></text:p>
            <text:p text:style-name="P39"><text:span text:style-name="T93"><text:s text:c="11"/></text:span><text:span text:style-name="T93">CRs[</text:span><text:span text:style-name="T70">coroutine</text:span><text:span text:style-name="T93">.</text:span><text:span text:style-name="T96">__name__</text:span><text:span text:style-name="T93">] = </text:span><text:span text:style-name="T112">coroutine</text:span></text:p>
            <text:p text:style-name="P40"><text:span text:style-name="T92"><text:s text:c="4"/></text:span><text:span text:style-name="T92">while</text:span><text:span text:style-name="T96"> True</text:span><text:span text:style-name="T93">:</text:span></text:p>
            <text:p text:style-name="P36"><text:span text:style-name="T93"><text:s text:c="8"/></text:span><text:span text:style-name="T92">try</text:span><text:span text:style-name="T93">: curr, data = CRs[curr</text:span><text:span text:style-name="T111">].</text:span><text:span text:style-name="T72">send</text:span><text:span text:style-name="T111">(data)</text:span></text:p>
            <text:p text:style-name="P39"><text:span text:style-name="T70"><text:s text:c="11"/></text:span><text:span text:style-name="T85">except</text:span><text:span text:style-name="T113"> StopIteration: </text:span><text:span text:style-name="T85">break</text:span><text:span text:style-name="T93"> </text:span></text:p>
            <text:p text:style-name="P36"><text:span text:style-name="T112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thread_scheduler" draw:style-name="dp1" draw:master-page-name="Default" presentation:presentation-page-layout-name="AL1T0" xml:id="id30" draw:id="id30">
        <office:forms form:automatic-focus="false" form:apply-design-mode="false"/>
        <draw:frame presentation:style-name="pr5" draw:text-style-name="P28" draw:layer="layout" svg:width="24.892cm" svg:height="15.978cm" svg:x="1.524cm" svg:y="2.833cm" presentation:class="outline" presentation:user-transformed="true">
          <draw:text-box>
            <text:p text:style-name="P22"><text:span text:style-name="T104">A scheduler for weightless threads won't switch to a specific place, but will round-robin or the like:</text:span></text:p>
            <text:p text:style-name="P12"><text:span text:style-name="T92">def</text:span><text:span text:style-name="T93"> </text:span><text:span text:style-name="T94">thread_scheduler</text:span><text:span text:style-name="T93">(generators):</text:span></text:p>
            <text:p text:style-name="P12"><text:span text:style-name="T93"><text:s text:c="4"/></text:span><text:span text:style-name="T93">thread_data =</text:span><text:span text:style-name="T111"> </text:span><text:span text:style-name="T72">defaultdict</text:span><text:span text:style-name="T111">(</text:span><text:span text:style-name="T72">list</text:span><text:span text:style-name="T111">)</text:span></text:p>
            <text:p text:style-name="P12"><text:span text:style-name="T111"><text:s text:c="4"/></text:span><text:span text:style-name="T111">threads = [g() </text:span><text:span text:style-name="T68">for</text:span><text:span text:style-name="T111"> g </text:span><text:span text:style-name="T68">in</text:span><text:span text:style-name="T111"> generators()]</text:span></text:p>
            <text:p text:style-name="P41"><text:span text:style-name="T27"><text:s text:c="7"/></text:span><text:span text:style-name="T43">while</text:span><text:span text:style-name="T83"> True</text:span><text:span text:style-name="T81">:</text:span><text:span text:style-name="T92"> </text:span></text:p>
            <text:p text:style-name="P12"><text:span text:style-name="T93"><text:s text:c="8"/></text:span><text:span text:style-name="T92">try</text:span><text:span text:style-name="T93">:</text:span></text:p>
            <text:p text:style-name="P12"><text:span text:style-name="T93"><text:s text:c="12"/></text:span><text:span text:style-name="T92">for</text:span><text:span text:style-name="T93"> t </text:span><text:span text:style-name="T92">in</text:span><text:span text:style-name="T93"> threads:</text:span></text:p>
            <text:p text:style-name="P12"><text:span text:style-name="T93"><text:s text:c="16"/></text:span><text:span text:style-name="T93">data = thread_data[t.</text:span><text:span text:style-name="T96">__name__</text:span><text:span text:style-name="T93">]</text:span></text:p>
            <text:p text:style-name="P12"><text:span text:style-name="T93"><text:s text:c="16"/></text:span><text:span text:style-name="T93">consumer, data = t</text:span><text:span text:style-name="T111">.</text:span><text:span text:style-name="T72">send</text:span><text:span text:style-name="T111">(data)</text:span></text:p>
            <text:p text:style-name="P12"><text:span text:style-name="T111"><text:s text:c="16"/></text:span><text:span text:style-name="T111">thread_data[consumer].</text:span><text:span text:style-name="T72">append</text:span><text:span text:style-name="T111">(data)</text:span></text:p>
            <text:p text:style-name="P41"><text:span text:style-name="T70"><text:s text:c="11"/></text:span><text:span text:style-name="T85">except</text:span><text:span text:style-name="T113"> StopIteration: </text:span><text:span text:style-name="T85">break</text:span></text:p>
            <text:p text:style-name="P42"><text:span text:style-name="T86">Here consumer threads cannot be switched into directly, but once reached will get injected data. 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Weightless counter" draw:style-name="dp1" draw:master-page-name="Default" presentation:presentation-page-layout-name="AL1T0" xml:id="id31" draw:id="id31">
        <office:forms form:automatic-focus="false" form:apply-design-mode="false"/>
        <draw:frame presentation:style-name="pr5" draw:text-style-name="P28" draw:layer="layout" svg:width="24.892cm" svg:height="15.186cm" svg:x="1.524cm" svg:y="2.833cm" presentation:class="outline" presentation:user-transformed="true">
          <draw:text-box>
            <text:p text:style-name="P22"><text:span text:style-name="T104">Putting it all together into a “weightless” counter; first the loop itself, which looks much like earlier versions:</text:span></text:p>
            <text:p text:style-name="P12"><text:span text:style-name="T92">def</text:span><text:span text:style-name="T114"> </text:span><text:span text:style-name="T115">weightless_test</text:span><text:span text:style-name="T114">():</text:span></text:p>
            <text:p text:style-name="P12"><text:span text:style-name="T114"><text:s text:c="4"/></text:span><text:span text:style-name="T114">vowel_t, consonant_t, other_t = [</text:span></text:p>
            <text:p text:style-name="P12"><text:span text:style-name="T114"><text:s text:c="10"/></text:span><text:span text:style-name="T114">f() </text:span><text:span text:style-name="T92">for</text:span><text:span text:style-name="T114"> f </text:span><text:span text:style-name="T92">in</text:span><text:span text:style-name="T114"> [generator_counter]*3]</text:span></text:p>
            <text:p text:style-name="P12"><text:span text:style-name="T114"><text:s text:c="4"/></text:span><text:span text:style-name="T92">for</text:span><text:span text:style-name="T114"> c </text:span><text:span text:style-name="T92">in</text:span><text:span text:style-name="T114"> BOOK:</text:span></text:p>
            <text:p text:style-name="P12"><text:span text:style-name="T114"><text:s text:c="8"/></text:span><text:span text:style-name="T92">if</text:span><text:span text:style-name="T114"> c </text:span><text:span text:style-name="T92">in</text:span><text:span text:style-name="T114"> </text:span><text:span text:style-name="T116">'aeiouAEIOU'</text:span><text:span text:style-name="T114">:</text:span></text:p>
            <text:p text:style-name="P12"><text:span text:style-name="T114"><text:s text:c="12"/></text:span><text:span text:style-name="T114">vowel = vowel_t.</text:span><text:span text:style-name="T117">send</text:span><text:span text:style-name="T114">(c)</text:span></text:p>
            <text:p text:style-name="P12"><text:span text:style-name="T114"><text:s text:c="8"/></text:span><text:span text:style-name="T92">elif</text:span><text:span text:style-name="T114"> c </text:span><text:span text:style-name="T92">in</text:span><text:span text:style-name="T114"> letters:</text:span></text:p>
            <text:p text:style-name="P12"><text:span text:style-name="T114"><text:s text:c="12"/></text:span><text:span text:style-name="T114">consonant = consonant_t.</text:span><text:span text:style-name="T96">send</text:span><text:span text:style-name="T114">(c)</text:span></text:p>
            <text:p text:style-name="P12"><text:span text:style-name="T114"><text:s text:c="8"/></text:span><text:span text:style-name="T92">else</text:span><text:span text:style-name="T114">:</text:span></text:p>
            <text:p text:style-name="P12"><text:span text:style-name="T114"><text:s text:c="12"/></text:span><text:span text:style-name="T114">other = other_t.</text:span><text:span text:style-name="T117">send</text:span><text:span text:style-name="T114">(c)</text:span></text:p>
            <text:p text:style-name="P12"><text:span text:style-name="T114"><text:s text:c="4"/></text:span><text:span text:style-name="T92">return</text:span><text:span text:style-name="T114"> LetterTypes(vowel, consonant, other)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generator_counter" draw:style-name="dp1" draw:master-page-name="Default" presentation:presentation-page-layout-name="AL1T0" xml:id="id32" draw:id="id32">
        <office:forms form:automatic-focus="false" form:apply-design-mode="false"/>
        <draw:frame presentation:style-name="pr5" draw:text-style-name="P28" draw:layer="layout" svg:width="24.892cm" svg:height="15.36cm" svg:x="1.524cm" svg:y="2.833cm" presentation:class="outline" presentation:user-transformed="true">
          <draw:text-box>
            <text:p text:style-name="P22"><text:span text:style-name="T104">The counter is the simplest we have seen, but uses a decorator to “prime” the coroutine:</text:span></text:p>
            <text:p text:style-name="P12"><text:span text:style-name="T92">def</text:span><text:span text:style-name="T114"> </text:span><text:span text:style-name="T115">coroutine</text:span><text:span text:style-name="T114">(func):</text:span></text:p>
            <text:p text:style-name="P12"><text:span text:style-name="T114"><text:s text:c="4"/></text:span><text:span text:style-name="T92">def</text:span><text:span text:style-name="T114"> start(*args, **kwargs):</text:span></text:p>
            <text:p text:style-name="P12"><text:span text:style-name="T114"><text:s text:c="8"/></text:span><text:span text:style-name="T114">cr = func(*args, **kwargs)</text:span></text:p>
            <text:p text:style-name="P12"><text:span text:style-name="T114"><text:s text:c="8"/></text:span><text:span text:style-name="T114">cr.</text:span><text:span text:style-name="T117">next</text:span><text:span text:style-name="T114">()</text:span></text:p>
            <text:p text:style-name="P12"><text:span text:style-name="T114"><text:s text:c="8"/></text:span><text:span text:style-name="T92">return</text:span><text:span text:style-name="T114"> cr</text:span></text:p>
            <text:p text:style-name="P12"><text:span text:style-name="T114"><text:s text:c="4"/></text:span><text:span text:style-name="T92">return</text:span><text:span text:style-name="T114"> start</text:span></text:p>
            <text:p text:style-name="P43"><text:span text:style-name="T118">@coroutine</text:span></text:p>
            <text:p text:style-name="P12"><text:span text:style-name="T92">def</text:span><text:span text:style-name="T114"> </text:span><text:span text:style-name="T115">generator_counter</text:span><text:span text:style-name="T114">():</text:span></text:p>
            <text:p text:style-name="P12"><text:span text:style-name="T114"><text:s text:c="4"/></text:span><text:span text:style-name="T114">count = 0</text:span></text:p>
            <text:p text:style-name="P12"><text:span text:style-name="T114"><text:s text:c="4"/></text:span><text:span text:style-name="T92">while</text:span><text:span text:style-name="T117"> True</text:span><text:span text:style-name="T114">:</text:span></text:p>
            <text:p text:style-name="P12"><text:span text:style-name="T114"><text:s text:c="8"/></text:span><text:span text:style-name="T114">c = </text:span><text:span text:style-name="T92">yield</text:span><text:span text:style-name="T114"> count <text:s/></text:span><text:span text:style-name="T119"># could actually use 'c'!</text:span></text:p>
            <text:p text:style-name="P12"><text:span text:style-name="T114"><text:s text:c="8"/></text:span><text:span text:style-name="T114">count += 1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draw:frame draw:style-name="gr2" draw:text-style-name="P11" draw:layer="layout" svg:width="17.126cm" svg:height="0.886cm" svg:x="0.188cm" svg:y="20.017cm">
          <draw:text-box>
            <text:p><text:span text:style-name="T16">(The decorator lifted from a presentation by David Beazley)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Generator event handling" draw:style-name="dp1" draw:master-page-name="Default" presentation:presentation-page-layout-name="AL1T0" xml:id="id33" draw:id="id33">
        <office:forms form:automatic-focus="false" form:apply-design-mode="false"/>
        <draw:frame presentation:style-name="pr5" draw:text-style-name="P28" draw:layer="layout" svg:width="24.892cm" svg:height="15.074cm" svg:x="1.524cm" svg:y="2.833cm" presentation:class="outline" presentation:user-transformed="true">
          <draw:text-box>
            <text:p text:style-name="P22"><text:span text:style-name="T120">The generator-injection style here is neither weightless threads nor coroutine switching. <text:s/>Each generator has no say in where to inject event data :</text:span></text:p>
            <text:p text:style-name="P12"><text:span text:style-name="T114"><text:s text:c="4"/></text:span><text:span text:style-name="T92">for</text:span><text:span text:style-name="T114"> c </text:span><text:span text:style-name="T92">in</text:span><text:span text:style-name="T114"> BOOK:</text:span></text:p>
            <text:p text:style-name="P12"><text:span text:style-name="T114"><text:s text:c="8"/></text:span><text:span text:style-name="T92">if</text:span><text:span text:style-name="T114"> c </text:span><text:span text:style-name="T92">in</text:span><text:span text:style-name="T114"> </text:span><text:span text:style-name="T116">'aeiouAEIOU'</text:span><text:span text:style-name="T114">:</text:span></text:p>
            <text:p text:style-name="P12"><text:span text:style-name="T114"><text:s text:c="12"/></text:span><text:span text:style-name="T114">vowel = vowel_t.</text:span><text:span text:style-name="T117">send</text:span><text:span text:style-name="T114">(c)</text:span></text:p>
            <text:p text:style-name="P12"><text:span text:style-name="T114"><text:s text:c="8"/></text:span><text:span text:style-name="T92">elif</text:span><text:span text:style-name="T114"> c </text:span><text:span text:style-name="T92">in</text:span><text:span text:style-name="T114"> letters:</text:span></text:p>
            <text:p text:style-name="P12"><text:span text:style-name="T114"><text:s text:c="12"/></text:span><text:span text:style-name="T119"># ...</text:span></text:p>
            <text:p text:style-name="P44"><text:span text:style-name="T121">This is just standard event dispatch, really.</text:span></text:p>
            <text:p text:style-name="P44"><text:span text:style-name="T121">It is also free of overhead, even faster than the </text:span><text:span text:style-name="T122">callout_test()</text:span><text:span text:style-name="T121"> version at the beginning of the talk (on CPython anyway, PyPy makes calling cheap).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EP 380" draw:style-name="dp1" draw:master-page-name="Default" presentation:presentation-page-layout-name="AL1T0" xml:id="id34" draw:id="id34">
        <office:forms form:automatic-focus="false" form:apply-design-mode="false"/>
        <draw:frame presentation:style-name="pr1" draw:text-style-name="P49" draw:layer="layout" svg:width="25.601cm" svg:height="15.963cm" svg:x="1.523cm" svg:y="2.888cm" presentation:class="outline" presentation:user-transformed="true">
          <draw:text-box>
            <text:p><text:span text:style-name="T123">PEP 380 (Syntax for Delegating to Subgenerator)</text:span><text:span text:style-name="T124">.</text:span></text:p>
            <text:p><text:span text:style-name="T124">This feature will be in Python 3.3 (alpha 1 was released a couple days ago). <text:s/>It allows easier refactoring of generators by assigning work to subgenerators where</text:span>:</text:p>
            <text:p text:style-name="P45"><text:span text:style-name="T125">for</text:span><text:span text:style-name="T126"> </text:span><text:span text:style-name="T127">v</text:span><text:span text:style-name="T126"> </text:span><text:span text:style-name="T125">in</text:span><text:span text:style-name="T126"> </text:span><text:span text:style-name="T127">g</text:span><text:span text:style-name="T126">: </text:span></text:p>
            <text:p text:style-name="P45"><text:span text:style-name="T126"><text:s text:c="4"/></text:span><text:span text:style-name="T125">yield</text:span><text:span text:style-name="T126"> </text:span><text:span text:style-name="T127">v</text:span></text:p>
            <text:p text:style-name="P46"><text:span text:style-name="T128">Will become expressible as:</text:span></text:p>
            <text:p text:style-name="P47"><text:span text:style-name="T125">yield from</text:span><text:span text:style-name="T126"> </text:span><text:span text:style-name="T127">g</text:span></text:p>
            <text:p text:style-name="P48"><text:span text:style-name="T128">With PEP 380, the subgenerator also handles </text:span><text:span text:style-name="T129">.send()</text:span><text:span text:style-name="T128">, </text:span><text:span text:style-name="T129">.throw()</text:span><text:span text:style-name="T128"> and </text:span><text:span text:style-name="T129">.close()</text:span><text:span text:style-name="T128"> calls into the outside generator without extra scaffolding.</text:span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PEP 380 example" draw:style-name="dp1" draw:master-page-name="Default" presentation:presentation-page-layout-name="AL1T0" xml:id="id35" draw:id="id35">
        <office:forms form:automatic-focus="false" form:apply-design-mode="false"/>
        <draw:frame presentation:style-name="pr1" draw:text-style-name="P49" draw:layer="layout" svg:width="25.601cm" svg:height="15.963cm" svg:x="1.924cm" svg:y="2.963cm" presentation:class="outline" presentation:user-transformed="true">
          <draw:text-box>
            <text:p><text:span text:style-name="T123">PEP 380</text:span><text:span text:style-name="T124">: Simple refactoring example</text:span><text:span text:style-name="T124">.</text:span><text:span text:style-name="T126"> </text:span></text:p>
            <text:p text:style-name="P50"><text:span text:style-name="T125">def</text:span><text:span text:style-name="T127"> </text:span><text:span text:style-name="T130">pairs</text:span><text:span text:style-name="T127">():</text:span></text:p>
            <text:p text:style-name="P50"><text:span text:style-name="T127"><text:s text:c="4"/></text:span><text:span text:style-name="T125">for</text:span><text:span text:style-name="T127"> i </text:span><text:span text:style-name="T125">in</text:span><text:span text:style-name="T127"> iter1</text:span><text:span text:style-name="T127">: <text:s text:c="4"/></text:span><text:span text:style-name="T131"># Some logic about 'i' here</text:span></text:p>
            <text:p text:style-name="P50"><text:span text:style-name="T127"><text:s text:c="8"/></text:span><text:span text:style-name="T125">for</text:span><text:span text:style-name="T127"> j </text:span><text:span text:style-name="T125">in</text:span><text:span text:style-name="T132"> </text:span><text:span text:style-name="T127">iter2: </text:span><text:span text:style-name="T131"># Complex stuff goes here</text:span></text:p>
            <text:p text:style-name="P50"><text:span text:style-name="T126"><text:s text:c="12"/></text:span><text:span text:style-name="T125">yield</text:span><text:span text:style-name="T127"> i, j</text:span></text:p>
            <text:p text:style-name="P51"><text:span text:style-name="T133">⬇</text:span></text:p>
            <text:p text:style-name="P52"><text:span text:style-name="T134">def</text:span><text:span text:style-name="T135"> </text:span><text:span text:style-name="T136">pairs</text:span><text:span text:style-name="T135">():</text:span></text:p>
            <text:p text:style-name="P52"><text:span text:style-name="T135"><text:s text:c="4"/></text:span><text:span text:style-name="T134">for</text:span><text:span text:style-name="T135"> i </text:span><text:span text:style-name="T134">in</text:span><text:span text:style-name="T137"> </text:span><text:span text:style-name="T135">iter1: <text:s text:c="4"/></text:span><text:span text:style-name="T138"># Some logic about 'i' here</text:span></text:p>
            <text:p text:style-name="P52"><text:span text:style-name="T135"><text:s text:c="8"/></text:span><text:span text:style-name="T134">yield from</text:span><text:span text:style-name="T135"> subloop(i)</text:span></text:p>
            <text:p text:style-name="P53"><text:span text:style-name="T134">def</text:span><text:span text:style-name="T135"> </text:span><text:span text:style-name="T136">subloop</text:span><text:span text:style-name="T135">(i):</text:span></text:p>
            <text:p text:style-name="P52"><text:span text:style-name="T135"><text:s text:c="4"/></text:span><text:span text:style-name="T134">for</text:span><text:span text:style-name="T135"> j </text:span><text:span text:style-name="T134">in</text:span><text:span text:style-name="T137"> </text:span><text:span text:style-name="T135">iter2:</text:span><text:span text:style-name="T139"> <text:s text:c="4"/></text:span><text:span text:style-name="T140"># Complex stuff goes here</text:span></text:p>
            <text:p text:style-name="P39"><text:span text:style-name="T135"><text:s text:c="11"/></text:span><text:span text:style-name="T134">yield</text:span><text:span text:style-name="T135"> i, j</text:span></text:p>
            <text:p text:style-name="P52"><text:span text:style-name="T135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Third party stuff" draw:style-name="dp1" draw:master-page-name="Default" presentation:presentation-page-layout-name="AL1T0" xml:id="id36" draw:id="id36">
        <office:forms form:automatic-focus="false" form:apply-design-mode="false"/>
        <draw:frame presentation:style-name="pr1" draw:text-style-name="P49" draw:layer="layout" svg:width="25.601cm" svg:height="16.003cm" svg:x="1.523cm" svg:y="2.888cm" presentation:class="outline" presentation:user-transformed="true">
          <draw:text-box>
            <text:p><text:span text:style-name="T141">Third party stuff (greenlets, gevent, Twisted, etc.)</text:span></text:p>
            <text:list text:style-name="L2">
              <text:list-item>
                <text:p><text:span text:style-name="T129">gevent</text:span><text:span text:style-name="T128"> is a coroutine-based Python networking library that uses </text:span><text:span text:style-name="T129">greenlet</text:span><text:span text:style-name="T128"> to provide a high-level synchronous API on top of the </text:span><text:span text:style-name="T129">libevent</text:span><text:span text:style-name="T128"> event loop</text:span></text:p>
              </text:list-item>
              <text:list-item>
                <text:p><text:span text:style-name="T128">A “greenlet” is a micro-thread with no implicit scheduling; coroutines, in other words. <text:s/>You can build custom scheduled micro-threads on top of</text:span><text:span text:style-name="T129"> greenlet</text:span><text:span text:style-name="T128">.</text:span></text:p>
              </text:list-item>
              <text:list-item>
                <text:p><text:span text:style-name="T129">Twisted</text:span><text:span text:style-name="T128"> uses the </text:span><text:span text:style-name="T129">Deferred</text:span><text:span text:style-name="T128"> object to manage the callback sequence. A series of functions are attached to the </text:span><text:span text:style-name="T129">deferred</text:span><text:span text:style-name="T128"> to be called when the results of the asychronous request are available </text:span></text:p>
              </text:list-item>
            </text:list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Third party links" draw:style-name="dp1" draw:master-page-name="Default" presentation:presentation-page-layout-name="AL1T0" xml:id="id37" draw:id="id37">
        <office:forms form:automatic-focus="false" form:apply-design-mode="false"/>
        <draw:frame presentation:style-name="pr1" draw:text-style-name="P49" draw:layer="layout" svg:width="25.601cm" svg:height="16.871cm" svg:x="1.523cm" svg:y="2.888cm" presentation:class="outline" presentation:user-transformed="true">
          <draw:text-box>
            <text:p><text:span text:style-name="T141">Third party stuff (greenlets, gevent, Twisted, etc.)</text:span></text:p>
            <text:list text:style-name="L2">
              <text:list-item>
                <text:p><text:span text:style-name="T128">Documentation on these libraries at:</text:span></text:p>
              </text:list-item>
            </text:list>
            <text:list text:style-name="L1">
              <text:list-item>
                <text:list>
                  <text:list-item>
                    <text:p><text:span text:style-name="T142"><text:a xlink:href="http://twistedmatrix.com/trac/">http://twistedmatrix.com/trac/</text:a></text:span></text:p>
                  </text:list-item>
                  <text:list-item>
                    <text:p><text:span text:style-name="T142"><text:a xlink:href="http://readthedocs.org/docs/greenlet/">http://readthedocs.org/docs/greenlet/</text:a></text:span><text:span text:style-name="T142"> <text:s/></text:span></text:p>
                  </text:list-item>
                  <text:list-item>
                    <text:p><text:span text:style-name="T142"><text:a xlink:href="http://www.gevent.org/contents.html">http://www.gevent.org/contents.html</text:a></text:span></text:p>
                  </text:list-item>
                </text:list>
              </text:list-item>
            </text:list>
            <text:p text:style-name="P16"><text:span text:style-name="T128">The APIs for these tools are different from the examples in this talk, but in ultimate effect are similar to the skeletons shown herein.</text:span></text:p>
            <text:p><text:span text:style-name="T128">In particular, greenlets solve the issue addressed by PEP 380 in a somewhat different style. <text:s/></text:span></text:p>
            <text:p><text:span text:style-name="T143"/></text:p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draw:page draw:name="Wrapup" draw:style-name="dp1" draw:master-page-name="Default" presentation:presentation-page-layout-name="AL1T0" xml:id="id38" draw:id="id38">
        <office:forms form:automatic-focus="false" form:apply-design-mode="false"/>
        <draw:frame presentation:style-name="pr1" draw:text-style-name="P55" draw:layer="layout" svg:width="25.601cm" svg:height="15.963cm" svg:x="1.523cm" svg:y="2.888cm" presentation:class="outline" presentation:user-transformed="true">
          <draw:text-box>
            <text:p text:style-name="P54"><text:span text:style-name="T144">Wrap-up / Questions?</text:span></text:p>
            <text:list text:style-name="L2">
              <text:list-item>
                <text:p text:style-name="P54"><text:span text:style-name="T145">Simple function calls, processes, process pools, and threads compared for event loops.</text:span></text:p>
              </text:list-item>
              <text:list-item>
                <text:p text:style-name="P54"><text:span text:style-name="T145">A fed process looks (a little bit) like a generator.</text:span></text:p>
              </text:list-item>
              <text:list-item>
                <text:p text:style-name="P54"><text:span text:style-name="T145">Coroutines as a mechanism of flow control and as event handlers. <text:s/>Data injection into coroutines.</text:span></text:p>
              </text:list-item>
              <text:list-item>
                <text:p text:style-name="P54"><text:span text:style-name="T145">Coroutines as a mechanism for weightless threads. <text:s/>Trampolines, schedulers and event loops.</text:span></text:p>
              </text:list-item>
              <text:list-item>
                <text:p text:style-name="P54"><text:span text:style-name="T145">PEP 380 and third party abstractions of generator-based threads.</text:span></text:p>
              </text:list-item>
            </text:list>
          </draw:text-box>
        </draw:frame>
        <draw:frame presentation:style-name="pr2" draw:text-style-name="P4" draw:layer="layout" svg:width="25.199cm" svg:height="1.069cm" svg:x="1.401cm" svg:y="0.837cm" presentation:class="title" presentation:user-transformed="true">
          <draw:text-box>
            <text:p text:style-name="P3"><text:span text:style-name="T2">PyCon 2012: Coroutines, event loops &amp; generators</text:span><text:span text:style-name="T2"><text:tab/></text:span><text:span text:style-name="T2"><text:tab/></text:span><text:span text:style-name="T2">David Mertz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4.431cm" svg:x="2.159cm" svg:y="13.271cm" presentation:class="notes" presentation:user-transformed="true">
            <draw:text-box>
              <text:p><text:span text:style-name="T3">This talk traces lightweight concurrency from Python 2.2's generators, which enabled semi-coroutines as a mechanism for scheduling "weightless" threads; to PEP 342, which created true coroutines, and hence made event-driven programming easier; to 3rd party libraries built around coroutines, from older GTasklet and peak.events to the current Greenlet/gevent and Twisted Reactor.</text:span></text:p>
              <text:p><text:span text:style-name="T3"/></text:p>
              <text:p><text:span text:style-name="T3">Type: Talk</text:span></text:p>
              <text:p><text:span text:style-name="T3"/></text:p>
              <text:p><text:span text:style-name="T3">This talk aims to provide both a practical guide and theoretical underpinnings to the use of generator-based lightweight concurrency in Python.</text:span></text:p>
              <text:p><text:span text:style-name="T3"/></text:p>
              <text:p><text:span text:style-name="T3"><text:s text:c="4"/></text:span><text:span text:style-name="T3">Lightning tour of generator constructs. Why generator-based scheduling is particularly useful for event-based programming.</text:span></text:p>
              <text:p><text:span text:style-name="T3"><text:s text:c="4"/></text:span><text:span text:style-name="T3">Simple example of a "trampoline" or scheduler.</text:span></text:p>
              <text:p><text:span text:style-name="T3"><text:s text:c="4"/></text:span><text:span text:style-name="T3">Slightly fleshed out example of scheduler with discussion of data-passing issues.</text:span></text:p>
              <text:p><text:span text:style-name="T3"><text:s text:c="4"/></text:span><text:span text:style-name="T3">Examples using GTasklet to make coroutine code look more like familiar sequential code (the framework is based on greenlets rather than generators, but accomplishes similar purpose).</text:span></text:p>
              <text:p><text:span text:style-name="T3"><text:s text:c="4"/></text:span><text:span text:style-name="T3">Brief examples of Twisted Reactors and Deferreds.</text:span></text:p>
              <text:p><text:span text:style-name="T3"><text:s text:c="4"/></text:span><text:span text:style-name="T3">Limits of generator-based concurrency (i.e. doesn't help with multiple cores and multiple servers). "Throw at the wall" list of ways to generalize to larger scales than single cores.</text:span></text:p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opacity draw:name="Transparency_20_1" draw:display-name="Transparency 1" draw:style="linear" draw:start="50%" draw:end="0%" draw:angle="0" draw:border="0%"/>
    <draw:opacity draw:name="Transparency_20_2" draw:display-name="Transparency 2" draw:style="linear" draw:start="70%" draw:end="10%" draw:angle="1800" draw:border="0%"/>
    <draw:opacity draw:name="Transparency_20_3" draw:display-name="Transparency 3" draw:style="linear" draw:start="90%" draw:end="40%" draw:angle="1800" draw:border="0%"/>
    <draw:opacity draw:name="Transparency_20_4" draw:display-name="Transparency 4" draw:style="linear" draw:start="50%" draw:end="0%" draw:angle="18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ertz</meta:initial-creator>
    <meta:creation-date>2012-02-21T21:07:46</meta:creation-date>
    <meta:editing-duration>P14DT22H52M34S</meta:editing-duration>
    <meta:editing-cycles>375</meta:editing-cycles>
    <dc:date>2012-03-07T20:51:01</dc:date>
    <dc:creator>David Mertz</dc:creator>
    <meta:generator>LibreOffice/3.4$Unix LibreOffice_project/340m1$Build-402</meta:generator>
    <meta:document-statistic meta:object-count="230"/>
  </office:meta>
</office:document-meta>
</file>